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MEAN:</text:p>
          </table:table-cell>
          <table:table-cell table:style-name="ce1" table:formula="of:=AVERAGE([.A2:.A11])" office:value-type="float" office:value="2822663.8">
            <text:p>2822663.8</text:p>
          </table:table-cell>
          <table:table-cell office:value-type="string">
            <text:p>Iteration:</text:p>
          </table:table-cell>
          <table:table-cell office:value-type="float" office:value="10000">
            <text:p>10000</text:p>
          </table:table-cell>
          <table:table-cell office:value-type="string">
            <text:p>mean/iter:</text:p>
          </table:table-cell>
          <table:table-cell table:formula="of:=LOG([.O1]/[.Q1];2)" office:value-type="float" office:value="8.14091349321442">
            <text:p>8.1409134932</text:p>
          </table:table-cell>
        </table:table-row>
        <table:table-row table:style-name="ro2">
          <table:table-cell office:value-type="float" office:value="2808702">
            <text:p>2808702</text:p>
          </table:table-cell>
          <table:table-cell office:value-type="float" office:value="8163636">
            <text:p>8163636</text:p>
          </table:table-cell>
          <table:table-cell office:value-type="float" office:value="23014003">
            <text:p>23014003</text:p>
          </table:table-cell>
          <table:table-cell office:value-type="float" office:value="37600379">
            <text:p>37600379</text:p>
          </table:table-cell>
          <table:table-cell office:value-type="float" office:value="57576647">
            <text:p>57576647</text:p>
          </table:table-cell>
          <table:table-cell office:value-type="float" office:value="76340566">
            <text:p>76340566</text:p>
          </table:table-cell>
          <table:table-cell office:value-type="float" office:value="107889926">
            <text:p>107889926</text:p>
          </table:table-cell>
          <table:table-cell office:value-type="float" office:value="207493349">
            <text:p>207493349</text:p>
          </table:table-cell>
          <table:table-cell office:value-type="float" office:value="30325885">
            <text:p>30325885</text:p>
          </table:table-cell>
          <table:table-cell office:value-type="float" office:value="46871324">
            <text:p>46871324</text:p>
          </table:table-cell>
          <table:table-cell office:value-type="float" office:value="62984816">
            <text:p>62984816</text:p>
          </table:table-cell>
          <table:table-cell office:value-type="float" office:value="84985856">
            <text:p>84985856</text:p>
          </table:table-cell>
          <table:table-cell office:value-type="float" office:value="105906010">
            <text:p>105906010</text:p>
          </table:table-cell>
          <table:table-cell/>
          <table:table-cell table:formula="of:=AVERAGE([.B2:.B21])" office:value-type="float" office:value="8441825.55">
            <text:p>8441825.55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2]/[.Q2];2)" office:value-type="float" office:value="9.72141120614089">
            <text:p>9.7214112061</text:p>
          </table:table-cell>
        </table:table-row>
        <table:table-row table:style-name="ro2">
          <table:table-cell office:value-type="float" office:value="2815809">
            <text:p>2815809</text:p>
          </table:table-cell>
          <table:table-cell office:value-type="float" office:value="8319984">
            <text:p>8319984</text:p>
          </table:table-cell>
          <table:table-cell office:value-type="float" office:value="23147096">
            <text:p>23147096</text:p>
          </table:table-cell>
          <table:table-cell office:value-type="float" office:value="37641472">
            <text:p>37641472</text:p>
          </table:table-cell>
          <table:table-cell office:value-type="float" office:value="57960739">
            <text:p>57960739</text:p>
          </table:table-cell>
          <table:table-cell office:value-type="float" office:value="76764290">
            <text:p>76764290</text:p>
          </table:table-cell>
          <table:table-cell office:value-type="float" office:value="108354140">
            <text:p>108354140</text:p>
          </table:table-cell>
          <table:table-cell office:value-type="float" office:value="207991389">
            <text:p>207991389</text:p>
          </table:table-cell>
          <table:table-cell office:value-type="float" office:value="30497662">
            <text:p>30497662</text:p>
          </table:table-cell>
          <table:table-cell office:value-type="float" office:value="46937814">
            <text:p>46937814</text:p>
          </table:table-cell>
          <table:table-cell office:value-type="float" office:value="64023870">
            <text:p>64023870</text:p>
          </table:table-cell>
          <table:table-cell office:value-type="float" office:value="85134808">
            <text:p>85134808</text:p>
          </table:table-cell>
          <table:table-cell office:value-type="float" office:value="106088591">
            <text:p>106088591</text:p>
          </table:table-cell>
          <table:table-cell/>
          <table:table-cell table:formula="of:=AVERAGE([.C2:.C31])" office:value-type="float" office:value="23411299.7666667">
            <text:p>23411299.7666667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3]/[.Q3];2)" office:value-type="float" office:value="11.1929893179958">
            <text:p>11.192989318</text:p>
          </table:table-cell>
        </table:table-row>
        <table:table-row table:style-name="ro2">
          <table:table-cell office:value-type="float" office:value="2819906">
            <text:p>2819906</text:p>
          </table:table-cell>
          <table:table-cell office:value-type="float" office:value="8343334">
            <text:p>8343334</text:p>
          </table:table-cell>
          <table:table-cell office:value-type="float" office:value="23156774">
            <text:p>23156774</text:p>
          </table:table-cell>
          <table:table-cell office:value-type="float" office:value="37992537">
            <text:p>37992537</text:p>
          </table:table-cell>
          <table:table-cell office:value-type="float" office:value="58473226">
            <text:p>58473226</text:p>
          </table:table-cell>
          <table:table-cell office:value-type="float" office:value="76982413">
            <text:p>76982413</text:p>
          </table:table-cell>
          <table:table-cell office:value-type="float" office:value="108491901">
            <text:p>108491901</text:p>
          </table:table-cell>
          <table:table-cell office:value-type="float" office:value="208482125">
            <text:p>208482125</text:p>
          </table:table-cell>
          <table:table-cell office:value-type="float" office:value="30512444">
            <text:p>30512444</text:p>
          </table:table-cell>
          <table:table-cell office:value-type="float" office:value="47384780">
            <text:p>47384780</text:p>
          </table:table-cell>
          <table:table-cell office:value-type="float" office:value="64520792">
            <text:p>64520792</text:p>
          </table:table-cell>
          <table:table-cell office:value-type="float" office:value="85441446">
            <text:p>85441446</text:p>
          </table:table-cell>
          <table:table-cell office:value-type="float" office:value="106566066">
            <text:p>106566066</text:p>
          </table:table-cell>
          <table:table-cell/>
          <table:table-cell table:formula="of:=AVERAGE([.D2:.D41])" office:value-type="float" office:value="38423260.25">
            <text:p>38423260.25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4]/[.Q4];2)" office:value-type="float" office:value="11.907764222899">
            <text:p>11.9077642229</text:p>
          </table:table-cell>
        </table:table-row>
        <table:table-row table:style-name="ro2">
          <table:table-cell office:value-type="float" office:value="2822857">
            <text:p>2822857</text:p>
          </table:table-cell>
          <table:table-cell office:value-type="float" office:value="8373607">
            <text:p>8373607</text:p>
          </table:table-cell>
          <table:table-cell office:value-type="float" office:value="23257883">
            <text:p>23257883</text:p>
          </table:table-cell>
          <table:table-cell office:value-type="float" office:value="38127453">
            <text:p>38127453</text:p>
          </table:table-cell>
          <table:table-cell office:value-type="float" office:value="58724017">
            <text:p>58724017</text:p>
          </table:table-cell>
          <table:table-cell office:value-type="float" office:value="77251848">
            <text:p>77251848</text:p>
          </table:table-cell>
          <table:table-cell office:value-type="float" office:value="108524258">
            <text:p>108524258</text:p>
          </table:table-cell>
          <table:table-cell office:value-type="float" office:value="208507906">
            <text:p>208507906</text:p>
          </table:table-cell>
          <table:table-cell office:value-type="float" office:value="30799977">
            <text:p>30799977</text:p>
          </table:table-cell>
          <table:table-cell office:value-type="float" office:value="47627905">
            <text:p>47627905</text:p>
          </table:table-cell>
          <table:table-cell office:value-type="float" office:value="64951931">
            <text:p>64951931</text:p>
          </table:table-cell>
          <table:table-cell office:value-type="float" office:value="86308425">
            <text:p>86308425</text:p>
          </table:table-cell>
          <table:table-cell office:value-type="float" office:value="106833029">
            <text:p>106833029</text:p>
          </table:table-cell>
          <table:table-cell/>
          <table:table-cell table:formula="of:=AVERAGE([.E2:.E51])" office:value-type="float" office:value="59337578.88">
            <text:p>59337578.88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5]/[.Q5];2)" office:value-type="float" office:value="12.5347303471547">
            <text:p>12.5347303472</text:p>
          </table:table-cell>
        </table:table-row>
        <table:table-row table:style-name="ro2">
          <table:table-cell office:value-type="float" office:value="2824819">
            <text:p>2824819</text:p>
          </table:table-cell>
          <table:table-cell office:value-type="float" office:value="8393968">
            <text:p>8393968</text:p>
          </table:table-cell>
          <table:table-cell office:value-type="float" office:value="23283042">
            <text:p>23283042</text:p>
          </table:table-cell>
          <table:table-cell office:value-type="float" office:value="38187454">
            <text:p>38187454</text:p>
          </table:table-cell>
          <table:table-cell office:value-type="float" office:value="58809312">
            <text:p>58809312</text:p>
          </table:table-cell>
          <table:table-cell office:value-type="float" office:value="77384473">
            <text:p>77384473</text:p>
          </table:table-cell>
          <table:table-cell office:value-type="float" office:value="108564826">
            <text:p>108564826</text:p>
          </table:table-cell>
          <table:table-cell office:value-type="float" office:value="208760451">
            <text:p>208760451</text:p>
          </table:table-cell>
          <table:table-cell office:value-type="float" office:value="31319178">
            <text:p>31319178</text:p>
          </table:table-cell>
          <table:table-cell office:value-type="float" office:value="47652461">
            <text:p>47652461</text:p>
          </table:table-cell>
          <table:table-cell office:value-type="float" office:value="64990795">
            <text:p>64990795</text:p>
          </table:table-cell>
          <table:table-cell office:value-type="float" office:value="86550617">
            <text:p>86550617</text:p>
          </table:table-cell>
          <table:table-cell office:value-type="float" office:value="106996450">
            <text:p>106996450</text:p>
          </table:table-cell>
          <table:table-cell/>
          <table:table-cell table:formula="of:=AVERAGE([.F2:.F61])" office:value-type="float" office:value="78294814.9333333">
            <text:p>78294814.9333333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6]/[.Q6];2)" office:value-type="float" office:value="12.9347010530001">
            <text:p>12.934701053</text:p>
          </table:table-cell>
        </table:table-row>
        <table:table-row table:style-name="ro2">
          <table:table-cell office:value-type="float" office:value="2825237">
            <text:p>2825237</text:p>
          </table:table-cell>
          <table:table-cell office:value-type="float" office:value="8404014">
            <text:p>8404014</text:p>
          </table:table-cell>
          <table:table-cell office:value-type="float" office:value="23329849">
            <text:p>23329849</text:p>
          </table:table-cell>
          <table:table-cell office:value-type="float" office:value="38261871">
            <text:p>38261871</text:p>
          </table:table-cell>
          <table:table-cell office:value-type="float" office:value="58890888">
            <text:p>58890888</text:p>
          </table:table-cell>
          <table:table-cell office:value-type="float" office:value="77421236">
            <text:p>77421236</text:p>
          </table:table-cell>
          <table:table-cell office:value-type="float" office:value="108659707">
            <text:p>108659707</text:p>
          </table:table-cell>
          <table:table-cell office:value-type="float" office:value="208999303">
            <text:p>208999303</text:p>
          </table:table-cell>
          <table:table-cell office:value-type="float" office:value="31363214">
            <text:p>31363214</text:p>
          </table:table-cell>
          <table:table-cell office:value-type="float" office:value="47816242">
            <text:p>47816242</text:p>
          </table:table-cell>
          <table:table-cell office:value-type="float" office:value="65485800">
            <text:p>65485800</text:p>
          </table:table-cell>
          <table:table-cell office:value-type="float" office:value="86907050">
            <text:p>86907050</text:p>
          </table:table-cell>
          <table:table-cell office:value-type="float" office:value="107984137">
            <text:p>107984137</text:p>
          </table:table-cell>
          <table:table-cell/>
          <table:table-cell table:formula="of:=AVERAGE([.G3:.G72])" office:value-type="float" office:value="110111282.884058">
            <text:p>110111282.884058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7]/[.Q7];2)" office:value-type="float" office:value="13.4266746861163">
            <text:p>13.4266746861</text:p>
          </table:table-cell>
        </table:table-row>
        <table:table-row table:style-name="ro2">
          <table:table-cell office:value-type="float" office:value="2827044">
            <text:p>2827044</text:p>
          </table:table-cell>
          <table:table-cell office:value-type="float" office:value="8425739">
            <text:p>8425739</text:p>
          </table:table-cell>
          <table:table-cell office:value-type="float" office:value="23371492">
            <text:p>23371492</text:p>
          </table:table-cell>
          <table:table-cell office:value-type="float" office:value="38323405">
            <text:p>38323405</text:p>
          </table:table-cell>
          <table:table-cell office:value-type="float" office:value="58977198">
            <text:p>58977198</text:p>
          </table:table-cell>
          <table:table-cell office:value-type="float" office:value="77515909">
            <text:p>77515909</text:p>
          </table:table-cell>
          <table:table-cell office:value-type="float" office:value="108910823">
            <text:p>108910823</text:p>
          </table:table-cell>
          <table:table-cell office:value-type="float" office:value="209068489">
            <text:p>209068489</text:p>
          </table:table-cell>
          <table:table-cell office:value-type="float" office:value="31548595">
            <text:p>31548595</text:p>
          </table:table-cell>
          <table:table-cell office:value-type="float" office:value="48028613">
            <text:p>48028613</text:p>
          </table:table-cell>
          <table:table-cell office:value-type="float" office:value="65963885">
            <text:p>65963885</text:p>
          </table:table-cell>
          <table:table-cell office:value-type="float" office:value="87270524">
            <text:p>87270524</text:p>
          </table:table-cell>
          <table:table-cell office:value-type="float" office:value="109595784">
            <text:p>109595784</text:p>
          </table:table-cell>
          <table:table-cell/>
          <table:table-cell table:style-name="ce1" table:formula="of:=AVERAGE([.H2:.H101])" office:value-type="float" office:value="211927180.83">
            <text:p>211927180.83</text:p>
          </table:table-cell>
          <table:table-cell/>
          <table:table-cell office:value-type="float" office:value="10000">
            <text:p>10000</text:p>
          </table:table-cell>
          <table:table-cell/>
          <table:table-cell table:formula="of:=LOG([.O8]/[.Q8];2)" office:value-type="float" office:value="14.3712810127237">
            <text:p>14.3712810127</text:p>
          </table:table-cell>
        </table:table-row>
        <table:table-row table:style-name="ro2">
          <table:table-cell office:value-type="float" office:value="2826676">
            <text:p>2826676</text:p>
          </table:table-cell>
          <table:table-cell office:value-type="float" office:value="8432476">
            <text:p>8432476</text:p>
          </table:table-cell>
          <table:table-cell office:value-type="float" office:value="23376695">
            <text:p>23376695</text:p>
          </table:table-cell>
          <table:table-cell office:value-type="float" office:value="38328223">
            <text:p>38328223</text:p>
          </table:table-cell>
          <table:table-cell office:value-type="float" office:value="58976867">
            <text:p>58976867</text:p>
          </table:table-cell>
          <table:table-cell office:value-type="float" office:value="77674777">
            <text:p>77674777</text:p>
          </table:table-cell>
          <table:table-cell office:value-type="float" office:value="109013207">
            <text:p>109013207</text:p>
          </table:table-cell>
          <table:table-cell office:value-type="float" office:value="209152548">
            <text:p>209152548</text:p>
          </table:table-cell>
          <table:table-cell office:value-type="float" office:value="31623613">
            <text:p>31623613</text:p>
          </table:table-cell>
          <table:table-cell office:value-type="float" office:value="48330262">
            <text:p>48330262</text:p>
          </table:table-cell>
          <table:table-cell office:value-type="float" office:value="66189075">
            <text:p>66189075</text:p>
          </table:table-cell>
          <table:table-cell office:value-type="float" office:value="87389519">
            <text:p>87389519</text:p>
          </table:table-cell>
          <table:table-cell office:value-type="float" office:value="109731985">
            <text:p>109731985</text:p>
          </table:table-cell>
          <table:table-cell/>
          <table:table-cell table:formula="of:=AVERAGE([.I2:.I131])" office:value-type="float" office:value="33276837.8230769">
            <text:p>33276837.8230769</text:p>
          </table:table-cell>
          <table:table-cell/>
          <table:table-cell office:value-type="float" office:value="1000">
            <text:p>1000</text:p>
          </table:table-cell>
          <table:table-cell/>
          <table:table-cell table:formula="of:=LOG([.O9]/[.Q9];2)" office:value-type="float" office:value="15.0222307254769">
            <text:p>15.0222307255</text:p>
          </table:table-cell>
        </table:table-row>
        <table:table-row table:style-name="ro2">
          <table:table-cell office:value-type="float" office:value="2827110">
            <text:p>2827110</text:p>
          </table:table-cell>
          <table:table-cell office:value-type="float" office:value="8454349">
            <text:p>8454349</text:p>
          </table:table-cell>
          <table:table-cell office:value-type="float" office:value="23385792">
            <text:p>23385792</text:p>
          </table:table-cell>
          <table:table-cell office:value-type="float" office:value="38331387">
            <text:p>38331387</text:p>
          </table:table-cell>
          <table:table-cell office:value-type="float" office:value="59000265">
            <text:p>59000265</text:p>
          </table:table-cell>
          <table:table-cell office:value-type="float" office:value="77732431">
            <text:p>77732431</text:p>
          </table:table-cell>
          <table:table-cell office:value-type="float" office:value="109061037">
            <text:p>109061037</text:p>
          </table:table-cell>
          <table:table-cell office:value-type="float" office:value="209168757">
            <text:p>209168757</text:p>
          </table:table-cell>
          <table:table-cell office:value-type="float" office:value="31835316">
            <text:p>31835316</text:p>
          </table:table-cell>
          <table:table-cell office:value-type="float" office:value="48367820">
            <text:p>48367820</text:p>
          </table:table-cell>
          <table:table-cell office:value-type="float" office:value="66857954">
            <text:p>66857954</text:p>
          </table:table-cell>
          <table:table-cell office:value-type="float" office:value="87961480">
            <text:p>87961480</text:p>
          </table:table-cell>
          <table:table-cell office:value-type="float" office:value="109905164">
            <text:p>109905164</text:p>
          </table:table-cell>
          <table:table-cell/>
          <table:table-cell table:formula="of:=AVERAGE([.J2:.J161])" office:value-type="float" office:value="49975738.24375">
            <text:p>49975738.24375</text:p>
          </table:table-cell>
          <table:table-cell/>
          <table:table-cell office:value-type="float" office:value="1000">
            <text:p>1000</text:p>
          </table:table-cell>
          <table:table-cell/>
          <table:table-cell table:formula="of:=LOG([.O10]/[.Q10];2)" office:value-type="float" office:value="15.6089402582298">
            <text:p>15.6089402582</text:p>
          </table:table-cell>
        </table:table-row>
        <table:table-row table:style-name="ro2">
          <table:table-cell office:value-type="float" office:value="2828478">
            <text:p>2828478</text:p>
          </table:table-cell>
          <table:table-cell office:value-type="float" office:value="8470554">
            <text:p>8470554</text:p>
          </table:table-cell>
          <table:table-cell office:value-type="float" office:value="23392179">
            <text:p>23392179</text:p>
          </table:table-cell>
          <table:table-cell office:value-type="float" office:value="38332808">
            <text:p>38332808</text:p>
          </table:table-cell>
          <table:table-cell office:value-type="float" office:value="59063696">
            <text:p>59063696</text:p>
          </table:table-cell>
          <table:table-cell office:value-type="float" office:value="77734409">
            <text:p>77734409</text:p>
          </table:table-cell>
          <table:table-cell office:value-type="float" office:value="109107144">
            <text:p>109107144</text:p>
          </table:table-cell>
          <table:table-cell office:value-type="float" office:value="209484894">
            <text:p>209484894</text:p>
          </table:table-cell>
          <table:table-cell office:value-type="float" office:value="31861068">
            <text:p>31861068</text:p>
          </table:table-cell>
          <table:table-cell office:value-type="float" office:value="48422056">
            <text:p>48422056</text:p>
          </table:table-cell>
          <table:table-cell office:value-type="float" office:value="66915182">
            <text:p>66915182</text:p>
          </table:table-cell>
          <table:table-cell office:value-type="float" office:value="87986848">
            <text:p>87986848</text:p>
          </table:table-cell>
          <table:table-cell office:value-type="float" office:value="109945701">
            <text:p>109945701</text:p>
          </table:table-cell>
          <table:table-cell/>
          <table:table-cell table:formula="of:=AVERAGE([.K2:.K191])" office:value-type="float" office:value="71031649.8736842">
            <text:p>71031649.8736842</text:p>
          </table:table-cell>
          <table:table-cell/>
          <table:table-cell office:value-type="float" office:value="1000">
            <text:p>1000</text:p>
          </table:table-cell>
          <table:table-cell/>
          <table:table-cell table:formula="of:=LOG([.O11]/[.Q11];2)" office:value-type="float" office:value="16.1161743751751">
            <text:p>16.1161743752</text:p>
          </table:table-cell>
        </table:table-row>
        <table:table-row table:style-name="ro2">
          <table:table-cell/>
          <table:table-cell office:value-type="float" office:value="8488162">
            <text:p>8488162</text:p>
          </table:table-cell>
          <table:table-cell office:value-type="float" office:value="23426579">
            <text:p>23426579</text:p>
          </table:table-cell>
          <table:table-cell office:value-type="float" office:value="38359681">
            <text:p>38359681</text:p>
          </table:table-cell>
          <table:table-cell office:value-type="float" office:value="59130000">
            <text:p>59130000</text:p>
          </table:table-cell>
          <table:table-cell office:value-type="float" office:value="77828620">
            <text:p>77828620</text:p>
          </table:table-cell>
          <table:table-cell office:value-type="float" office:value="109187751">
            <text:p>109187751</text:p>
          </table:table-cell>
          <table:table-cell office:value-type="float" office:value="209654005">
            <text:p>209654005</text:p>
          </table:table-cell>
          <table:table-cell office:value-type="float" office:value="31947105">
            <text:p>31947105</text:p>
          </table:table-cell>
          <table:table-cell office:value-type="float" office:value="48453502">
            <text:p>48453502</text:p>
          </table:table-cell>
          <table:table-cell office:value-type="float" office:value="67282066">
            <text:p>67282066</text:p>
          </table:table-cell>
          <table:table-cell office:value-type="float" office:value="88224568">
            <text:p>88224568</text:p>
          </table:table-cell>
          <table:table-cell office:value-type="float" office:value="110355879">
            <text:p>110355879</text:p>
          </table:table-cell>
          <table:table-cell/>
          <table:table-cell table:formula="of:=AVERAGE([.L2:.L221])" office:value-type="float" office:value="92330356.0772727">
            <text:p>92330356.0772727</text:p>
          </table:table-cell>
          <table:table-cell/>
          <table:table-cell office:value-type="float" office:value="1000">
            <text:p>1000</text:p>
          </table:table-cell>
          <table:table-cell/>
          <table:table-cell table:formula="of:=LOG([.O12]/[.Q12];2)" office:value-type="float" office:value="16.4945174300428">
            <text:p>16.49451743</text:p>
          </table:table-cell>
        </table:table-row>
        <table:table-row table:style-name="ro2">
          <table:table-cell/>
          <table:table-cell office:value-type="float" office:value="8489146">
            <text:p>8489146</text:p>
          </table:table-cell>
          <table:table-cell office:value-type="float" office:value="23429411">
            <text:p>23429411</text:p>
          </table:table-cell>
          <table:table-cell office:value-type="float" office:value="38375511">
            <text:p>38375511</text:p>
          </table:table-cell>
          <table:table-cell office:value-type="float" office:value="59156650">
            <text:p>59156650</text:p>
          </table:table-cell>
          <table:table-cell office:value-type="float" office:value="77829612">
            <text:p>77829612</text:p>
          </table:table-cell>
          <table:table-cell office:value-type="float" office:value="109188092">
            <text:p>109188092</text:p>
          </table:table-cell>
          <table:table-cell office:value-type="float" office:value="209673018">
            <text:p>209673018</text:p>
          </table:table-cell>
          <table:table-cell office:value-type="float" office:value="32252081">
            <text:p>32252081</text:p>
          </table:table-cell>
          <table:table-cell office:value-type="float" office:value="48547657">
            <text:p>48547657</text:p>
          </table:table-cell>
          <table:table-cell office:value-type="float" office:value="67401093">
            <text:p>67401093</text:p>
          </table:table-cell>
          <table:table-cell office:value-type="float" office:value="88427874">
            <text:p>88427874</text:p>
          </table:table-cell>
          <table:table-cell office:value-type="float" office:value="110491131">
            <text:p>110491131</text:p>
          </table:table-cell>
          <table:table-cell/>
          <table:table-cell table:formula="of:=AVERAGE([.M2:.M251])" office:value-type="float" office:value="117818738.38">
            <text:p>117818738.38</text:p>
          </table:table-cell>
          <table:table-cell/>
          <table:table-cell office:value-type="float" office:value="1000">
            <text:p>1000</text:p>
          </table:table-cell>
          <table:table-cell/>
          <table:table-cell table:formula="of:=LOG([.O13]/[.Q13];2)" office:value-type="float" office:value="16.8462094840467">
            <text:p>16.846209484</text:p>
          </table:table-cell>
        </table:table-row>
        <table:table-row table:style-name="ro2">
          <table:table-cell/>
          <table:table-cell office:value-type="float" office:value="8495630">
            <text:p>8495630</text:p>
          </table:table-cell>
          <table:table-cell office:value-type="float" office:value="23444043">
            <text:p>23444043</text:p>
          </table:table-cell>
          <table:table-cell office:value-type="float" office:value="38407441">
            <text:p>38407441</text:p>
          </table:table-cell>
          <table:table-cell office:value-type="float" office:value="59177366">
            <text:p>59177366</text:p>
          </table:table-cell>
          <table:table-cell office:value-type="float" office:value="77839175">
            <text:p>77839175</text:p>
          </table:table-cell>
          <table:table-cell office:value-type="float" office:value="109203235">
            <text:p>109203235</text:p>
          </table:table-cell>
          <table:table-cell office:value-type="float" office:value="209689892">
            <text:p>209689892</text:p>
          </table:table-cell>
          <table:table-cell office:value-type="float" office:value="32267443">
            <text:p>32267443</text:p>
          </table:table-cell>
          <table:table-cell office:value-type="float" office:value="48550361">
            <text:p>48550361</text:p>
          </table:table-cell>
          <table:table-cell office:value-type="float" office:value="67547517">
            <text:p>67547517</text:p>
          </table:table-cell>
          <table:table-cell office:value-type="float" office:value="88537152">
            <text:p>88537152</text:p>
          </table:table-cell>
          <table:table-cell office:value-type="float" office:value="110944062">
            <text:p>11094406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497211">
            <text:p>8497211</text:p>
          </table:table-cell>
          <table:table-cell office:value-type="float" office:value="23446595">
            <text:p>23446595</text:p>
          </table:table-cell>
          <table:table-cell office:value-type="float" office:value="38434704">
            <text:p>38434704</text:p>
          </table:table-cell>
          <table:table-cell office:value-type="float" office:value="59208723">
            <text:p>59208723</text:p>
          </table:table-cell>
          <table:table-cell office:value-type="float" office:value="77939517">
            <text:p>77939517</text:p>
          </table:table-cell>
          <table:table-cell office:value-type="float" office:value="109294276">
            <text:p>109294276</text:p>
          </table:table-cell>
          <table:table-cell office:value-type="float" office:value="210045691">
            <text:p>210045691</text:p>
          </table:table-cell>
          <table:table-cell office:value-type="float" office:value="32352873">
            <text:p>32352873</text:p>
          </table:table-cell>
          <table:table-cell office:value-type="float" office:value="48597987">
            <text:p>48597987</text:p>
          </table:table-cell>
          <table:table-cell office:value-type="float" office:value="67577589">
            <text:p>67577589</text:p>
          </table:table-cell>
          <table:table-cell office:value-type="float" office:value="88759010">
            <text:p>88759010</text:p>
          </table:table-cell>
          <table:table-cell office:value-type="float" office:value="111174499">
            <text:p>1111744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00466">
            <text:p>8500466</text:p>
          </table:table-cell>
          <table:table-cell office:value-type="float" office:value="23448620">
            <text:p>23448620</text:p>
          </table:table-cell>
          <table:table-cell office:value-type="float" office:value="38457537">
            <text:p>38457537</text:p>
          </table:table-cell>
          <table:table-cell office:value-type="float" office:value="59217406">
            <text:p>59217406</text:p>
          </table:table-cell>
          <table:table-cell office:value-type="float" office:value="77938218">
            <text:p>77938218</text:p>
          </table:table-cell>
          <table:table-cell office:value-type="float" office:value="109305105">
            <text:p>109305105</text:p>
          </table:table-cell>
          <table:table-cell office:value-type="float" office:value="210072041">
            <text:p>210072041</text:p>
          </table:table-cell>
          <table:table-cell office:value-type="float" office:value="32493118">
            <text:p>32493118</text:p>
          </table:table-cell>
          <table:table-cell office:value-type="float" office:value="48607778">
            <text:p>48607778</text:p>
          </table:table-cell>
          <table:table-cell office:value-type="float" office:value="67708438">
            <text:p>67708438</text:p>
          </table:table-cell>
          <table:table-cell office:value-type="float" office:value="88959104">
            <text:p>88959104</text:p>
          </table:table-cell>
          <table:table-cell office:value-type="float" office:value="111581284">
            <text:p>111581284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11725">
            <text:p>8511725</text:p>
          </table:table-cell>
          <table:table-cell office:value-type="float" office:value="23456760">
            <text:p>23456760</text:p>
          </table:table-cell>
          <table:table-cell office:value-type="float" office:value="38459965">
            <text:p>38459965</text:p>
          </table:table-cell>
          <table:table-cell office:value-type="float" office:value="59237172">
            <text:p>59237172</text:p>
          </table:table-cell>
          <table:table-cell office:value-type="float" office:value="77982349">
            <text:p>77982349</text:p>
          </table:table-cell>
          <table:table-cell office:value-type="float" office:value="109355799">
            <text:p>109355799</text:p>
          </table:table-cell>
          <table:table-cell office:value-type="float" office:value="210309229">
            <text:p>210309229</text:p>
          </table:table-cell>
          <table:table-cell office:value-type="float" office:value="32520939">
            <text:p>32520939</text:p>
          </table:table-cell>
          <table:table-cell office:value-type="float" office:value="48609818">
            <text:p>48609818</text:p>
          </table:table-cell>
          <table:table-cell office:value-type="float" office:value="67793896">
            <text:p>67793896</text:p>
          </table:table-cell>
          <table:table-cell office:value-type="float" office:value="89022738">
            <text:p>89022738</text:p>
          </table:table-cell>
          <table:table-cell office:value-type="float" office:value="111938602">
            <text:p>1119386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17782">
            <text:p>8517782</text:p>
          </table:table-cell>
          <table:table-cell office:value-type="float" office:value="23460847">
            <text:p>23460847</text:p>
          </table:table-cell>
          <table:table-cell office:value-type="float" office:value="38471698">
            <text:p>38471698</text:p>
          </table:table-cell>
          <table:table-cell office:value-type="float" office:value="59246594">
            <text:p>59246594</text:p>
          </table:table-cell>
          <table:table-cell office:value-type="float" office:value="78001056">
            <text:p>78001056</text:p>
          </table:table-cell>
          <table:table-cell office:value-type="float" office:value="109633097">
            <text:p>109633097</text:p>
          </table:table-cell>
          <table:table-cell office:value-type="float" office:value="210422310">
            <text:p>210422310</text:p>
          </table:table-cell>
          <table:table-cell office:value-type="float" office:value="32613693">
            <text:p>32613693</text:p>
          </table:table-cell>
          <table:table-cell office:value-type="float" office:value="48717348">
            <text:p>48717348</text:p>
          </table:table-cell>
          <table:table-cell office:value-type="float" office:value="67891378">
            <text:p>67891378</text:p>
          </table:table-cell>
          <table:table-cell office:value-type="float" office:value="89083070">
            <text:p>89083070</text:p>
          </table:table-cell>
          <table:table-cell office:value-type="float" office:value="112286611">
            <text:p>1122866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17927">
            <text:p>8517927</text:p>
          </table:table-cell>
          <table:table-cell office:value-type="float" office:value="23475400">
            <text:p>23475400</text:p>
          </table:table-cell>
          <table:table-cell office:value-type="float" office:value="38485353">
            <text:p>38485353</text:p>
          </table:table-cell>
          <table:table-cell office:value-type="float" office:value="59261935">
            <text:p>59261935</text:p>
          </table:table-cell>
          <table:table-cell office:value-type="float" office:value="78005458">
            <text:p>78005458</text:p>
          </table:table-cell>
          <table:table-cell office:value-type="float" office:value="109734423">
            <text:p>109734423</text:p>
          </table:table-cell>
          <table:table-cell office:value-type="float" office:value="210914893">
            <text:p>210914893</text:p>
          </table:table-cell>
          <table:table-cell office:value-type="float" office:value="32610938">
            <text:p>32610938</text:p>
          </table:table-cell>
          <table:table-cell office:value-type="float" office:value="48726410">
            <text:p>48726410</text:p>
          </table:table-cell>
          <table:table-cell office:value-type="float" office:value="68402286">
            <text:p>68402286</text:p>
          </table:table-cell>
          <table:table-cell office:value-type="float" office:value="89564414">
            <text:p>89564414</text:p>
          </table:table-cell>
          <table:table-cell office:value-type="float" office:value="112694372">
            <text:p>11269437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18416">
            <text:p>8518416</text:p>
          </table:table-cell>
          <table:table-cell office:value-type="float" office:value="23477385">
            <text:p>23477385</text:p>
          </table:table-cell>
          <table:table-cell office:value-type="float" office:value="38485615">
            <text:p>38485615</text:p>
          </table:table-cell>
          <table:table-cell office:value-type="float" office:value="59301957">
            <text:p>59301957</text:p>
          </table:table-cell>
          <table:table-cell office:value-type="float" office:value="78052011">
            <text:p>78052011</text:p>
          </table:table-cell>
          <table:table-cell office:value-type="float" office:value="109754427">
            <text:p>109754427</text:p>
          </table:table-cell>
          <table:table-cell office:value-type="float" office:value="210920451">
            <text:p>210920451</text:p>
          </table:table-cell>
          <table:table-cell office:value-type="float" office:value="32664358">
            <text:p>32664358</text:p>
          </table:table-cell>
          <table:table-cell office:value-type="float" office:value="48888126">
            <text:p>48888126</text:p>
          </table:table-cell>
          <table:table-cell office:value-type="float" office:value="68776405">
            <text:p>68776405</text:p>
          </table:table-cell>
          <table:table-cell office:value-type="float" office:value="89579354">
            <text:p>89579354</text:p>
          </table:table-cell>
          <table:table-cell office:value-type="float" office:value="112902299">
            <text:p>1129022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18385">
            <text:p>8518385</text:p>
          </table:table-cell>
          <table:table-cell office:value-type="float" office:value="23490917">
            <text:p>23490917</text:p>
          </table:table-cell>
          <table:table-cell office:value-type="float" office:value="38500283">
            <text:p>38500283</text:p>
          </table:table-cell>
          <table:table-cell office:value-type="float" office:value="59299920">
            <text:p>59299920</text:p>
          </table:table-cell>
          <table:table-cell office:value-type="float" office:value="78075958">
            <text:p>78075958</text:p>
          </table:table-cell>
          <table:table-cell office:value-type="float" office:value="109927246">
            <text:p>109927246</text:p>
          </table:table-cell>
          <table:table-cell office:value-type="float" office:value="210935285">
            <text:p>210935285</text:p>
          </table:table-cell>
          <table:table-cell office:value-type="float" office:value="32668319">
            <text:p>32668319</text:p>
          </table:table-cell>
          <table:table-cell office:value-type="float" office:value="48913399">
            <text:p>48913399</text:p>
          </table:table-cell>
          <table:table-cell office:value-type="float" office:value="68888270">
            <text:p>68888270</text:p>
          </table:table-cell>
          <table:table-cell office:value-type="float" office:value="89576483">
            <text:p>89576483</text:p>
          </table:table-cell>
          <table:table-cell office:value-type="float" office:value="113043723">
            <text:p>11304372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491441">
            <text:p>23491441</text:p>
          </table:table-cell>
          <table:table-cell office:value-type="float" office:value="38507355">
            <text:p>38507355</text:p>
          </table:table-cell>
          <table:table-cell office:value-type="float" office:value="59340985">
            <text:p>59340985</text:p>
          </table:table-cell>
          <table:table-cell office:value-type="float" office:value="78086815">
            <text:p>78086815</text:p>
          </table:table-cell>
          <table:table-cell office:value-type="float" office:value="109928398">
            <text:p>109928398</text:p>
          </table:table-cell>
          <table:table-cell office:value-type="float" office:value="211140016">
            <text:p>211140016</text:p>
          </table:table-cell>
          <table:table-cell office:value-type="float" office:value="32696810">
            <text:p>32696810</text:p>
          </table:table-cell>
          <table:table-cell office:value-type="float" office:value="48938804">
            <text:p>48938804</text:p>
          </table:table-cell>
          <table:table-cell office:value-type="float" office:value="68992896">
            <text:p>68992896</text:p>
          </table:table-cell>
          <table:table-cell office:value-type="float" office:value="89758963">
            <text:p>89758963</text:p>
          </table:table-cell>
          <table:table-cell office:value-type="float" office:value="113089532">
            <text:p>1130895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495551">
            <text:p>23495551</text:p>
          </table:table-cell>
          <table:table-cell office:value-type="float" office:value="38510404">
            <text:p>38510404</text:p>
          </table:table-cell>
          <table:table-cell office:value-type="float" office:value="59353689">
            <text:p>59353689</text:p>
          </table:table-cell>
          <table:table-cell office:value-type="float" office:value="78252384">
            <text:p>78252384</text:p>
          </table:table-cell>
          <table:table-cell office:value-type="float" office:value="109967365">
            <text:p>109967365</text:p>
          </table:table-cell>
          <table:table-cell office:value-type="float" office:value="211387472">
            <text:p>211387472</text:p>
          </table:table-cell>
          <table:table-cell office:value-type="float" office:value="32715256">
            <text:p>32715256</text:p>
          </table:table-cell>
          <table:table-cell office:value-type="float" office:value="48940537">
            <text:p>48940537</text:p>
          </table:table-cell>
          <table:table-cell office:value-type="float" office:value="69001916">
            <text:p>69001916</text:p>
          </table:table-cell>
          <table:table-cell office:value-type="float" office:value="89806701">
            <text:p>89806701</text:p>
          </table:table-cell>
          <table:table-cell office:value-type="float" office:value="113506322">
            <text:p>11350632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00722">
            <text:p>23500722</text:p>
          </table:table-cell>
          <table:table-cell office:value-type="float" office:value="38517548">
            <text:p>38517548</text:p>
          </table:table-cell>
          <table:table-cell office:value-type="float" office:value="59385422">
            <text:p>59385422</text:p>
          </table:table-cell>
          <table:table-cell office:value-type="float" office:value="78253838">
            <text:p>78253838</text:p>
          </table:table-cell>
          <table:table-cell office:value-type="float" office:value="110018963">
            <text:p>110018963</text:p>
          </table:table-cell>
          <table:table-cell office:value-type="float" office:value="211505756">
            <text:p>211505756</text:p>
          </table:table-cell>
          <table:table-cell office:value-type="float" office:value="32806449">
            <text:p>32806449</text:p>
          </table:table-cell>
          <table:table-cell office:value-type="float" office:value="48970886">
            <text:p>48970886</text:p>
          </table:table-cell>
          <table:table-cell office:value-type="float" office:value="69135759">
            <text:p>69135759</text:p>
          </table:table-cell>
          <table:table-cell office:value-type="float" office:value="89827088">
            <text:p>89827088</text:p>
          </table:table-cell>
          <table:table-cell office:value-type="float" office:value="113766391">
            <text:p>11376639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03109">
            <text:p>23503109</text:p>
          </table:table-cell>
          <table:table-cell office:value-type="float" office:value="38518673">
            <text:p>38518673</text:p>
          </table:table-cell>
          <table:table-cell office:value-type="float" office:value="59415123">
            <text:p>59415123</text:p>
          </table:table-cell>
          <table:table-cell office:value-type="float" office:value="78294901">
            <text:p>78294901</text:p>
          </table:table-cell>
          <table:table-cell office:value-type="float" office:value="110105734">
            <text:p>110105734</text:p>
          </table:table-cell>
          <table:table-cell office:value-type="float" office:value="211556284">
            <text:p>211556284</text:p>
          </table:table-cell>
          <table:table-cell office:value-type="float" office:value="32928961">
            <text:p>32928961</text:p>
          </table:table-cell>
          <table:table-cell office:value-type="float" office:value="48971536">
            <text:p>48971536</text:p>
          </table:table-cell>
          <table:table-cell office:value-type="float" office:value="69196164">
            <text:p>69196164</text:p>
          </table:table-cell>
          <table:table-cell office:value-type="float" office:value="89832874">
            <text:p>89832874</text:p>
          </table:table-cell>
          <table:table-cell office:value-type="float" office:value="113803264">
            <text:p>11380326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08960">
            <text:p>23508960</text:p>
          </table:table-cell>
          <table:table-cell office:value-type="float" office:value="38535134">
            <text:p>38535134</text:p>
          </table:table-cell>
          <table:table-cell office:value-type="float" office:value="59430832">
            <text:p>59430832</text:p>
          </table:table-cell>
          <table:table-cell office:value-type="float" office:value="78307272">
            <text:p>78307272</text:p>
          </table:table-cell>
          <table:table-cell office:value-type="float" office:value="110136997">
            <text:p>110136997</text:p>
          </table:table-cell>
          <table:table-cell office:value-type="float" office:value="211567113">
            <text:p>211567113</text:p>
          </table:table-cell>
          <table:table-cell office:value-type="float" office:value="32930581">
            <text:p>32930581</text:p>
          </table:table-cell>
          <table:table-cell office:value-type="float" office:value="49124061">
            <text:p>49124061</text:p>
          </table:table-cell>
          <table:table-cell office:value-type="float" office:value="69247652">
            <text:p>69247652</text:p>
          </table:table-cell>
          <table:table-cell office:value-type="float" office:value="90016085">
            <text:p>90016085</text:p>
          </table:table-cell>
          <table:table-cell office:value-type="float" office:value="114032175">
            <text:p>11403217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10774">
            <text:p>23510774</text:p>
          </table:table-cell>
          <table:table-cell office:value-type="float" office:value="38542053">
            <text:p>38542053</text:p>
          </table:table-cell>
          <table:table-cell office:value-type="float" office:value="59468337">
            <text:p>59468337</text:p>
          </table:table-cell>
          <table:table-cell office:value-type="float" office:value="78390729">
            <text:p>78390729</text:p>
          </table:table-cell>
          <table:table-cell office:value-type="float" office:value="110154774">
            <text:p>110154774</text:p>
          </table:table-cell>
          <table:table-cell office:value-type="float" office:value="211579543">
            <text:p>211579543</text:p>
          </table:table-cell>
          <table:table-cell office:value-type="float" office:value="32938002">
            <text:p>32938002</text:p>
          </table:table-cell>
          <table:table-cell office:value-type="float" office:value="49221592">
            <text:p>49221592</text:p>
          </table:table-cell>
          <table:table-cell office:value-type="float" office:value="69248621">
            <text:p>69248621</text:p>
          </table:table-cell>
          <table:table-cell office:value-type="float" office:value="90057999">
            <text:p>90057999</text:p>
          </table:table-cell>
          <table:table-cell office:value-type="float" office:value="114292735">
            <text:p>11429273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11432">
            <text:p>23511432</text:p>
          </table:table-cell>
          <table:table-cell office:value-type="float" office:value="38549789">
            <text:p>38549789</text:p>
          </table:table-cell>
          <table:table-cell office:value-type="float" office:value="59489560">
            <text:p>59489560</text:p>
          </table:table-cell>
          <table:table-cell office:value-type="float" office:value="78512945">
            <text:p>78512945</text:p>
          </table:table-cell>
          <table:table-cell office:value-type="float" office:value="110179641">
            <text:p>110179641</text:p>
          </table:table-cell>
          <table:table-cell office:value-type="float" office:value="211662398">
            <text:p>211662398</text:p>
          </table:table-cell>
          <table:table-cell office:value-type="float" office:value="32972577">
            <text:p>32972577</text:p>
          </table:table-cell>
          <table:table-cell office:value-type="float" office:value="49222631">
            <text:p>49222631</text:p>
          </table:table-cell>
          <table:table-cell office:value-type="float" office:value="69430659">
            <text:p>69430659</text:p>
          </table:table-cell>
          <table:table-cell office:value-type="float" office:value="90071210">
            <text:p>90071210</text:p>
          </table:table-cell>
          <table:table-cell office:value-type="float" office:value="114613358">
            <text:p>11461335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14631">
            <text:p>23514631</text:p>
          </table:table-cell>
          <table:table-cell office:value-type="float" office:value="38556938">
            <text:p>38556938</text:p>
          </table:table-cell>
          <table:table-cell office:value-type="float" office:value="59536005">
            <text:p>59536005</text:p>
          </table:table-cell>
          <table:table-cell office:value-type="float" office:value="78519531">
            <text:p>78519531</text:p>
          </table:table-cell>
          <table:table-cell office:value-type="float" office:value="110246012">
            <text:p>110246012</text:p>
          </table:table-cell>
          <table:table-cell office:value-type="float" office:value="211711344">
            <text:p>211711344</text:p>
          </table:table-cell>
          <table:table-cell office:value-type="float" office:value="32985768">
            <text:p>32985768</text:p>
          </table:table-cell>
          <table:table-cell office:value-type="float" office:value="49239208">
            <text:p>49239208</text:p>
          </table:table-cell>
          <table:table-cell office:value-type="float" office:value="69600697">
            <text:p>69600697</text:p>
          </table:table-cell>
          <table:table-cell office:value-type="float" office:value="90119090">
            <text:p>90119090</text:p>
          </table:table-cell>
          <table:table-cell office:value-type="float" office:value="114691161">
            <text:p>11469116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15251">
            <text:p>23515251</text:p>
          </table:table-cell>
          <table:table-cell office:value-type="float" office:value="38559334">
            <text:p>38559334</text:p>
          </table:table-cell>
          <table:table-cell office:value-type="float" office:value="59535085">
            <text:p>59535085</text:p>
          </table:table-cell>
          <table:table-cell office:value-type="float" office:value="78526533">
            <text:p>78526533</text:p>
          </table:table-cell>
          <table:table-cell office:value-type="float" office:value="110250536">
            <text:p>110250536</text:p>
          </table:table-cell>
          <table:table-cell office:value-type="float" office:value="211774707">
            <text:p>211774707</text:p>
          </table:table-cell>
          <table:table-cell office:value-type="float" office:value="33003855">
            <text:p>33003855</text:p>
          </table:table-cell>
          <table:table-cell office:value-type="float" office:value="49259106">
            <text:p>49259106</text:p>
          </table:table-cell>
          <table:table-cell office:value-type="float" office:value="69606390">
            <text:p>69606390</text:p>
          </table:table-cell>
          <table:table-cell office:value-type="float" office:value="90247415">
            <text:p>90247415</text:p>
          </table:table-cell>
          <table:table-cell office:value-type="float" office:value="114705965">
            <text:p>11470596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3515760">
            <text:p>23515760</text:p>
          </table:table-cell>
          <table:table-cell office:value-type="float" office:value="38578227">
            <text:p>38578227</text:p>
          </table:table-cell>
          <table:table-cell office:value-type="float" office:value="59560070">
            <text:p>59560070</text:p>
          </table:table-cell>
          <table:table-cell office:value-type="float" office:value="78539715">
            <text:p>78539715</text:p>
          </table:table-cell>
          <table:table-cell office:value-type="float" office:value="110276556">
            <text:p>110276556</text:p>
          </table:table-cell>
          <table:table-cell office:value-type="float" office:value="211787442">
            <text:p>211787442</text:p>
          </table:table-cell>
          <table:table-cell office:value-type="float" office:value="33036912">
            <text:p>33036912</text:p>
          </table:table-cell>
          <table:table-cell office:value-type="float" office:value="49272622">
            <text:p>49272622</text:p>
          </table:table-cell>
          <table:table-cell office:value-type="float" office:value="69646150">
            <text:p>69646150</text:p>
          </table:table-cell>
          <table:table-cell office:value-type="float" office:value="90361575">
            <text:p>90361575</text:p>
          </table:table-cell>
          <table:table-cell office:value-type="float" office:value="114730950">
            <text:p>11473095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578827">
            <text:p>38578827</text:p>
          </table:table-cell>
          <table:table-cell office:value-type="float" office:value="59577857">
            <text:p>59577857</text:p>
          </table:table-cell>
          <table:table-cell office:value-type="float" office:value="78568650">
            <text:p>78568650</text:p>
          </table:table-cell>
          <table:table-cell office:value-type="float" office:value="110312947">
            <text:p>110312947</text:p>
          </table:table-cell>
          <table:table-cell office:value-type="float" office:value="211804638">
            <text:p>211804638</text:p>
          </table:table-cell>
          <table:table-cell office:value-type="float" office:value="33050950">
            <text:p>33050950</text:p>
          </table:table-cell>
          <table:table-cell office:value-type="float" office:value="49274826">
            <text:p>49274826</text:p>
          </table:table-cell>
          <table:table-cell office:value-type="float" office:value="69674475">
            <text:p>69674475</text:p>
          </table:table-cell>
          <table:table-cell office:value-type="float" office:value="90445828">
            <text:p>90445828</text:p>
          </table:table-cell>
          <table:table-cell office:value-type="float" office:value="115061807">
            <text:p>11506180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584458">
            <text:p>38584458</text:p>
          </table:table-cell>
          <table:table-cell office:value-type="float" office:value="59621235">
            <text:p>59621235</text:p>
          </table:table-cell>
          <table:table-cell office:value-type="float" office:value="78610167">
            <text:p>78610167</text:p>
          </table:table-cell>
          <table:table-cell office:value-type="float" office:value="110330946">
            <text:p>110330946</text:p>
          </table:table-cell>
          <table:table-cell office:value-type="float" office:value="211825288">
            <text:p>211825288</text:p>
          </table:table-cell>
          <table:table-cell office:value-type="float" office:value="33081877">
            <text:p>33081877</text:p>
          </table:table-cell>
          <table:table-cell office:value-type="float" office:value="49300913">
            <text:p>49300913</text:p>
          </table:table-cell>
          <table:table-cell office:value-type="float" office:value="69689140">
            <text:p>69689140</text:p>
          </table:table-cell>
          <table:table-cell office:value-type="float" office:value="90491505">
            <text:p>90491505</text:p>
          </table:table-cell>
          <table:table-cell office:value-type="float" office:value="115167895">
            <text:p>11516789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0612">
            <text:p>38600612</text:p>
          </table:table-cell>
          <table:table-cell office:value-type="float" office:value="59639558">
            <text:p>59639558</text:p>
          </table:table-cell>
          <table:table-cell office:value-type="float" office:value="78619382">
            <text:p>78619382</text:p>
          </table:table-cell>
          <table:table-cell office:value-type="float" office:value="110332895">
            <text:p>110332895</text:p>
          </table:table-cell>
          <table:table-cell office:value-type="float" office:value="211837757">
            <text:p>211837757</text:p>
          </table:table-cell>
          <table:table-cell office:value-type="float" office:value="33178202">
            <text:p>33178202</text:p>
          </table:table-cell>
          <table:table-cell office:value-type="float" office:value="49307739">
            <text:p>49307739</text:p>
          </table:table-cell>
          <table:table-cell office:value-type="float" office:value="69744878">
            <text:p>69744878</text:p>
          </table:table-cell>
          <table:table-cell office:value-type="float" office:value="90562147">
            <text:p>90562147</text:p>
          </table:table-cell>
          <table:table-cell office:value-type="float" office:value="115167435">
            <text:p>1151674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0288">
            <text:p>38600288</text:p>
          </table:table-cell>
          <table:table-cell office:value-type="float" office:value="59649732">
            <text:p>59649732</text:p>
          </table:table-cell>
          <table:table-cell office:value-type="float" office:value="78626236">
            <text:p>78626236</text:p>
          </table:table-cell>
          <table:table-cell office:value-type="float" office:value="110336710">
            <text:p>110336710</text:p>
          </table:table-cell>
          <table:table-cell office:value-type="float" office:value="211883199">
            <text:p>211883199</text:p>
          </table:table-cell>
          <table:table-cell office:value-type="float" office:value="33240262">
            <text:p>33240262</text:p>
          </table:table-cell>
          <table:table-cell office:value-type="float" office:value="49318245">
            <text:p>49318245</text:p>
          </table:table-cell>
          <table:table-cell office:value-type="float" office:value="69848465">
            <text:p>69848465</text:p>
          </table:table-cell>
          <table:table-cell office:value-type="float" office:value="90591360">
            <text:p>90591360</text:p>
          </table:table-cell>
          <table:table-cell office:value-type="float" office:value="115173144">
            <text:p>11517314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2529">
            <text:p>38602529</text:p>
          </table:table-cell>
          <table:table-cell office:value-type="float" office:value="59654517">
            <text:p>59654517</text:p>
          </table:table-cell>
          <table:table-cell office:value-type="float" office:value="78629139">
            <text:p>78629139</text:p>
          </table:table-cell>
          <table:table-cell office:value-type="float" office:value="110356299">
            <text:p>110356299</text:p>
          </table:table-cell>
          <table:table-cell office:value-type="float" office:value="211940547">
            <text:p>211940547</text:p>
          </table:table-cell>
          <table:table-cell office:value-type="float" office:value="33273752">
            <text:p>33273752</text:p>
          </table:table-cell>
          <table:table-cell office:value-type="float" office:value="49342490">
            <text:p>49342490</text:p>
          </table:table-cell>
          <table:table-cell office:value-type="float" office:value="69969862">
            <text:p>69969862</text:p>
          </table:table-cell>
          <table:table-cell office:value-type="float" office:value="90591775">
            <text:p>90591775</text:p>
          </table:table-cell>
          <table:table-cell office:value-type="float" office:value="115345113">
            <text:p>11534511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1736">
            <text:p>38601736</text:p>
          </table:table-cell>
          <table:table-cell office:value-type="float" office:value="59654521">
            <text:p>59654521</text:p>
          </table:table-cell>
          <table:table-cell office:value-type="float" office:value="78655181">
            <text:p>78655181</text:p>
          </table:table-cell>
          <table:table-cell office:value-type="float" office:value="110366324">
            <text:p>110366324</text:p>
          </table:table-cell>
          <table:table-cell office:value-type="float" office:value="211949479">
            <text:p>211949479</text:p>
          </table:table-cell>
          <table:table-cell office:value-type="float" office:value="33292614">
            <text:p>33292614</text:p>
          </table:table-cell>
          <table:table-cell office:value-type="float" office:value="49356030">
            <text:p>49356030</text:p>
          </table:table-cell>
          <table:table-cell office:value-type="float" office:value="69979575">
            <text:p>69979575</text:p>
          </table:table-cell>
          <table:table-cell office:value-type="float" office:value="90599386">
            <text:p>90599386</text:p>
          </table:table-cell>
          <table:table-cell office:value-type="float" office:value="115391324">
            <text:p>11539132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2696">
            <text:p>38602696</text:p>
          </table:table-cell>
          <table:table-cell office:value-type="float" office:value="59676266">
            <text:p>59676266</text:p>
          </table:table-cell>
          <table:table-cell office:value-type="float" office:value="78663233">
            <text:p>78663233</text:p>
          </table:table-cell>
          <table:table-cell office:value-type="float" office:value="110393949">
            <text:p>110393949</text:p>
          </table:table-cell>
          <table:table-cell office:value-type="float" office:value="211996284">
            <text:p>211996284</text:p>
          </table:table-cell>
          <table:table-cell office:value-type="float" office:value="33297164">
            <text:p>33297164</text:p>
          </table:table-cell>
          <table:table-cell office:value-type="float" office:value="49459646">
            <text:p>49459646</text:p>
          </table:table-cell>
          <table:table-cell office:value-type="float" office:value="70010186">
            <text:p>70010186</text:p>
          </table:table-cell>
          <table:table-cell office:value-type="float" office:value="90613646">
            <text:p>90613646</text:p>
          </table:table-cell>
          <table:table-cell office:value-type="float" office:value="115399639">
            <text:p>11539963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4970">
            <text:p>38604970</text:p>
          </table:table-cell>
          <table:table-cell office:value-type="float" office:value="59676689">
            <text:p>59676689</text:p>
          </table:table-cell>
          <table:table-cell office:value-type="float" office:value="78672355">
            <text:p>78672355</text:p>
          </table:table-cell>
          <table:table-cell office:value-type="float" office:value="110397691">
            <text:p>110397691</text:p>
          </table:table-cell>
          <table:table-cell office:value-type="float" office:value="212023163">
            <text:p>212023163</text:p>
          </table:table-cell>
          <table:table-cell office:value-type="float" office:value="33304840">
            <text:p>33304840</text:p>
          </table:table-cell>
          <table:table-cell office:value-type="float" office:value="49585177">
            <text:p>49585177</text:p>
          </table:table-cell>
          <table:table-cell office:value-type="float" office:value="70221799">
            <text:p>70221799</text:p>
          </table:table-cell>
          <table:table-cell office:value-type="float" office:value="90690331">
            <text:p>90690331</text:p>
          </table:table-cell>
          <table:table-cell office:value-type="float" office:value="115449312">
            <text:p>115449312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6023">
            <text:p>38606023</text:p>
          </table:table-cell>
          <table:table-cell office:value-type="float" office:value="59679691">
            <text:p>59679691</text:p>
          </table:table-cell>
          <table:table-cell office:value-type="float" office:value="78691653">
            <text:p>78691653</text:p>
          </table:table-cell>
          <table:table-cell office:value-type="float" office:value="110461575">
            <text:p>110461575</text:p>
          </table:table-cell>
          <table:table-cell office:value-type="float" office:value="212030237">
            <text:p>212030237</text:p>
          </table:table-cell>
          <table:table-cell office:value-type="float" office:value="33308849">
            <text:p>33308849</text:p>
          </table:table-cell>
          <table:table-cell office:value-type="float" office:value="49628314">
            <text:p>49628314</text:p>
          </table:table-cell>
          <table:table-cell office:value-type="float" office:value="70277194">
            <text:p>70277194</text:p>
          </table:table-cell>
          <table:table-cell office:value-type="float" office:value="90787352">
            <text:p>90787352</text:p>
          </table:table-cell>
          <table:table-cell office:value-type="float" office:value="115547360">
            <text:p>11554736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8608039">
            <text:p>38608039</text:p>
          </table:table-cell>
          <table:table-cell office:value-type="float" office:value="59704251">
            <text:p>59704251</text:p>
          </table:table-cell>
          <table:table-cell office:value-type="float" office:value="78692458">
            <text:p>78692458</text:p>
          </table:table-cell>
          <table:table-cell office:value-type="float" office:value="110485690">
            <text:p>110485690</text:p>
          </table:table-cell>
          <table:table-cell office:value-type="float" office:value="212047090">
            <text:p>212047090</text:p>
          </table:table-cell>
          <table:table-cell office:value-type="float" office:value="33315584">
            <text:p>33315584</text:p>
          </table:table-cell>
          <table:table-cell office:value-type="float" office:value="49633935">
            <text:p>49633935</text:p>
          </table:table-cell>
          <table:table-cell office:value-type="float" office:value="70335007">
            <text:p>70335007</text:p>
          </table:table-cell>
          <table:table-cell office:value-type="float" office:value="90874548">
            <text:p>90874548</text:p>
          </table:table-cell>
          <table:table-cell office:value-type="float" office:value="115595029">
            <text:p>115595029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06921">
            <text:p>59706921</text:p>
          </table:table-cell>
          <table:table-cell office:value-type="float" office:value="78695522">
            <text:p>78695522</text:p>
          </table:table-cell>
          <table:table-cell office:value-type="float" office:value="110495591">
            <text:p>110495591</text:p>
          </table:table-cell>
          <table:table-cell office:value-type="float" office:value="212099043">
            <text:p>212099043</text:p>
          </table:table-cell>
          <table:table-cell office:value-type="float" office:value="33317431">
            <text:p>33317431</text:p>
          </table:table-cell>
          <table:table-cell office:value-type="float" office:value="49661625">
            <text:p>49661625</text:p>
          </table:table-cell>
          <table:table-cell office:value-type="float" office:value="70398722">
            <text:p>70398722</text:p>
          </table:table-cell>
          <table:table-cell office:value-type="float" office:value="90872801">
            <text:p>90872801</text:p>
          </table:table-cell>
          <table:table-cell office:value-type="float" office:value="116062093">
            <text:p>11606209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06832">
            <text:p>59706832</text:p>
          </table:table-cell>
          <table:table-cell office:value-type="float" office:value="78728736">
            <text:p>78728736</text:p>
          </table:table-cell>
          <table:table-cell office:value-type="float" office:value="110496179">
            <text:p>110496179</text:p>
          </table:table-cell>
          <table:table-cell office:value-type="float" office:value="212116597">
            <text:p>212116597</text:p>
          </table:table-cell>
          <table:table-cell office:value-type="float" office:value="33363195">
            <text:p>33363195</text:p>
          </table:table-cell>
          <table:table-cell office:value-type="float" office:value="49697486">
            <text:p>49697486</text:p>
          </table:table-cell>
          <table:table-cell office:value-type="float" office:value="70482823">
            <text:p>70482823</text:p>
          </table:table-cell>
          <table:table-cell office:value-type="float" office:value="90882148">
            <text:p>90882148</text:p>
          </table:table-cell>
          <table:table-cell office:value-type="float" office:value="116145784">
            <text:p>116145784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09212">
            <text:p>59709212</text:p>
          </table:table-cell>
          <table:table-cell office:value-type="float" office:value="78732883">
            <text:p>78732883</text:p>
          </table:table-cell>
          <table:table-cell office:value-type="float" office:value="110502843">
            <text:p>110502843</text:p>
          </table:table-cell>
          <table:table-cell office:value-type="float" office:value="212138935">
            <text:p>212138935</text:p>
          </table:table-cell>
          <table:table-cell office:value-type="float" office:value="33366064">
            <text:p>33366064</text:p>
          </table:table-cell>
          <table:table-cell office:value-type="float" office:value="49701618">
            <text:p>49701618</text:p>
          </table:table-cell>
          <table:table-cell office:value-type="float" office:value="70509655">
            <text:p>70509655</text:p>
          </table:table-cell>
          <table:table-cell office:value-type="float" office:value="90956663">
            <text:p>90956663</text:p>
          </table:table-cell>
          <table:table-cell office:value-type="float" office:value="116177487">
            <text:p>11617748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08140">
            <text:p>59708140</text:p>
          </table:table-cell>
          <table:table-cell office:value-type="float" office:value="78746279">
            <text:p>78746279</text:p>
          </table:table-cell>
          <table:table-cell office:value-type="float" office:value="110513498">
            <text:p>110513498</text:p>
          </table:table-cell>
          <table:table-cell office:value-type="float" office:value="212184564">
            <text:p>212184564</text:p>
          </table:table-cell>
          <table:table-cell office:value-type="float" office:value="33375287">
            <text:p>33375287</text:p>
          </table:table-cell>
          <table:table-cell office:value-type="float" office:value="49709637">
            <text:p>49709637</text:p>
          </table:table-cell>
          <table:table-cell office:value-type="float" office:value="70510446">
            <text:p>70510446</text:p>
          </table:table-cell>
          <table:table-cell office:value-type="float" office:value="91004032">
            <text:p>91004032</text:p>
          </table:table-cell>
          <table:table-cell office:value-type="float" office:value="116259290">
            <text:p>11625929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09879">
            <text:p>59709879</text:p>
          </table:table-cell>
          <table:table-cell office:value-type="float" office:value="78747564">
            <text:p>78747564</text:p>
          </table:table-cell>
          <table:table-cell office:value-type="float" office:value="110540201">
            <text:p>110540201</text:p>
          </table:table-cell>
          <table:table-cell office:value-type="float" office:value="212204047">
            <text:p>212204047</text:p>
          </table:table-cell>
          <table:table-cell office:value-type="float" office:value="33382782">
            <text:p>33382782</text:p>
          </table:table-cell>
          <table:table-cell office:value-type="float" office:value="49729371">
            <text:p>49729371</text:p>
          </table:table-cell>
          <table:table-cell office:value-type="float" office:value="70515436">
            <text:p>70515436</text:p>
          </table:table-cell>
          <table:table-cell office:value-type="float" office:value="91051348">
            <text:p>91051348</text:p>
          </table:table-cell>
          <table:table-cell office:value-type="float" office:value="116332712">
            <text:p>11633271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15864">
            <text:p>59715864</text:p>
          </table:table-cell>
          <table:table-cell office:value-type="float" office:value="78752145">
            <text:p>78752145</text:p>
          </table:table-cell>
          <table:table-cell office:value-type="float" office:value="110553867">
            <text:p>110553867</text:p>
          </table:table-cell>
          <table:table-cell office:value-type="float" office:value="212203964">
            <text:p>212203964</text:p>
          </table:table-cell>
          <table:table-cell office:value-type="float" office:value="33393424">
            <text:p>33393424</text:p>
          </table:table-cell>
          <table:table-cell office:value-type="float" office:value="49758623">
            <text:p>49758623</text:p>
          </table:table-cell>
          <table:table-cell office:value-type="float" office:value="70599969">
            <text:p>70599969</text:p>
          </table:table-cell>
          <table:table-cell office:value-type="float" office:value="91054094">
            <text:p>91054094</text:p>
          </table:table-cell>
          <table:table-cell office:value-type="float" office:value="116341632">
            <text:p>11634163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15666">
            <text:p>59715666</text:p>
          </table:table-cell>
          <table:table-cell office:value-type="float" office:value="78755351">
            <text:p>78755351</text:p>
          </table:table-cell>
          <table:table-cell office:value-type="float" office:value="110577210">
            <text:p>110577210</text:p>
          </table:table-cell>
          <table:table-cell office:value-type="float" office:value="212213944">
            <text:p>212213944</text:p>
          </table:table-cell>
          <table:table-cell office:value-type="float" office:value="33405831">
            <text:p>33405831</text:p>
          </table:table-cell>
          <table:table-cell office:value-type="float" office:value="49810187">
            <text:p>49810187</text:p>
          </table:table-cell>
          <table:table-cell office:value-type="float" office:value="70625529">
            <text:p>70625529</text:p>
          </table:table-cell>
          <table:table-cell office:value-type="float" office:value="91050357">
            <text:p>91050357</text:p>
          </table:table-cell>
          <table:table-cell office:value-type="float" office:value="116346718">
            <text:p>116346718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21013">
            <text:p>59721013</text:p>
          </table:table-cell>
          <table:table-cell office:value-type="float" office:value="78756688">
            <text:p>78756688</text:p>
          </table:table-cell>
          <table:table-cell office:value-type="float" office:value="110590154">
            <text:p>110590154</text:p>
          </table:table-cell>
          <table:table-cell office:value-type="float" office:value="212398755">
            <text:p>212398755</text:p>
          </table:table-cell>
          <table:table-cell office:value-type="float" office:value="33416114">
            <text:p>33416114</text:p>
          </table:table-cell>
          <table:table-cell office:value-type="float" office:value="49818842">
            <text:p>49818842</text:p>
          </table:table-cell>
          <table:table-cell office:value-type="float" office:value="70652565">
            <text:p>70652565</text:p>
          </table:table-cell>
          <table:table-cell office:value-type="float" office:value="91150254">
            <text:p>91150254</text:p>
          </table:table-cell>
          <table:table-cell office:value-type="float" office:value="116389371">
            <text:p>11638937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22239">
            <text:p>59722239</text:p>
          </table:table-cell>
          <table:table-cell office:value-type="float" office:value="78759651">
            <text:p>78759651</text:p>
          </table:table-cell>
          <table:table-cell office:value-type="float" office:value="110604282">
            <text:p>110604282</text:p>
          </table:table-cell>
          <table:table-cell office:value-type="float" office:value="212500924">
            <text:p>212500924</text:p>
          </table:table-cell>
          <table:table-cell office:value-type="float" office:value="33417639">
            <text:p>33417639</text:p>
          </table:table-cell>
          <table:table-cell office:value-type="float" office:value="49821738">
            <text:p>49821738</text:p>
          </table:table-cell>
          <table:table-cell office:value-type="float" office:value="70657501">
            <text:p>70657501</text:p>
          </table:table-cell>
          <table:table-cell office:value-type="float" office:value="91159918">
            <text:p>91159918</text:p>
          </table:table-cell>
          <table:table-cell office:value-type="float" office:value="116455955">
            <text:p>11645595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59723175">
            <text:p>59723175</text:p>
          </table:table-cell>
          <table:table-cell office:value-type="float" office:value="78775542">
            <text:p>78775542</text:p>
          </table:table-cell>
          <table:table-cell office:value-type="float" office:value="110617014">
            <text:p>110617014</text:p>
          </table:table-cell>
          <table:table-cell office:value-type="float" office:value="212504903">
            <text:p>212504903</text:p>
          </table:table-cell>
          <table:table-cell office:value-type="float" office:value="33440136">
            <text:p>33440136</text:p>
          </table:table-cell>
          <table:table-cell office:value-type="float" office:value="49863415">
            <text:p>49863415</text:p>
          </table:table-cell>
          <table:table-cell office:value-type="float" office:value="70673181">
            <text:p>70673181</text:p>
          </table:table-cell>
          <table:table-cell office:value-type="float" office:value="91211006">
            <text:p>91211006</text:p>
          </table:table-cell>
          <table:table-cell office:value-type="float" office:value="116498710">
            <text:p>116498710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78507">
            <text:p>78778507</text:p>
          </table:table-cell>
          <table:table-cell office:value-type="float" office:value="110626667">
            <text:p>110626667</text:p>
          </table:table-cell>
          <table:table-cell office:value-type="float" office:value="212518099">
            <text:p>212518099</text:p>
          </table:table-cell>
          <table:table-cell office:value-type="float" office:value="33441333">
            <text:p>33441333</text:p>
          </table:table-cell>
          <table:table-cell office:value-type="float" office:value="49895998">
            <text:p>49895998</text:p>
          </table:table-cell>
          <table:table-cell office:value-type="float" office:value="70716780">
            <text:p>70716780</text:p>
          </table:table-cell>
          <table:table-cell office:value-type="float" office:value="91245797">
            <text:p>91245797</text:p>
          </table:table-cell>
          <table:table-cell office:value-type="float" office:value="116513696">
            <text:p>11651369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76989">
            <text:p>78776989</text:p>
          </table:table-cell>
          <table:table-cell office:value-type="float" office:value="110637636">
            <text:p>110637636</text:p>
          </table:table-cell>
          <table:table-cell office:value-type="float" office:value="212517829">
            <text:p>212517829</text:p>
          </table:table-cell>
          <table:table-cell office:value-type="float" office:value="33442210">
            <text:p>33442210</text:p>
          </table:table-cell>
          <table:table-cell office:value-type="float" office:value="49914231">
            <text:p>49914231</text:p>
          </table:table-cell>
          <table:table-cell office:value-type="float" office:value="70747979">
            <text:p>70747979</text:p>
          </table:table-cell>
          <table:table-cell office:value-type="float" office:value="91294724">
            <text:p>91294724</text:p>
          </table:table-cell>
          <table:table-cell office:value-type="float" office:value="116605471">
            <text:p>116605471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78921">
            <text:p>78778921</text:p>
          </table:table-cell>
          <table:table-cell office:value-type="float" office:value="110654086">
            <text:p>110654086</text:p>
          </table:table-cell>
          <table:table-cell office:value-type="float" office:value="212563842">
            <text:p>212563842</text:p>
          </table:table-cell>
          <table:table-cell office:value-type="float" office:value="33461912">
            <text:p>33461912</text:p>
          </table:table-cell>
          <table:table-cell office:value-type="float" office:value="49924042">
            <text:p>49924042</text:p>
          </table:table-cell>
          <table:table-cell office:value-type="float" office:value="70803918">
            <text:p>70803918</text:p>
          </table:table-cell>
          <table:table-cell office:value-type="float" office:value="91296795">
            <text:p>91296795</text:p>
          </table:table-cell>
          <table:table-cell office:value-type="float" office:value="116628283">
            <text:p>116628283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80945">
            <text:p>78780945</text:p>
          </table:table-cell>
          <table:table-cell office:value-type="float" office:value="110658411">
            <text:p>110658411</text:p>
          </table:table-cell>
          <table:table-cell office:value-type="float" office:value="212569719">
            <text:p>212569719</text:p>
          </table:table-cell>
          <table:table-cell office:value-type="float" office:value="33472754">
            <text:p>33472754</text:p>
          </table:table-cell>
          <table:table-cell office:value-type="float" office:value="49934780">
            <text:p>49934780</text:p>
          </table:table-cell>
          <table:table-cell office:value-type="float" office:value="70807855">
            <text:p>70807855</text:p>
          </table:table-cell>
          <table:table-cell office:value-type="float" office:value="91305297">
            <text:p>91305297</text:p>
          </table:table-cell>
          <table:table-cell office:value-type="float" office:value="116649296">
            <text:p>11664929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80760">
            <text:p>78780760</text:p>
          </table:table-cell>
          <table:table-cell office:value-type="float" office:value="110684687">
            <text:p>110684687</text:p>
          </table:table-cell>
          <table:table-cell office:value-type="float" office:value="212630499">
            <text:p>212630499</text:p>
          </table:table-cell>
          <table:table-cell office:value-type="float" office:value="33481742">
            <text:p>33481742</text:p>
          </table:table-cell>
          <table:table-cell office:value-type="float" office:value="49953492">
            <text:p>49953492</text:p>
          </table:table-cell>
          <table:table-cell office:value-type="float" office:value="70858891">
            <text:p>70858891</text:p>
          </table:table-cell>
          <table:table-cell office:value-type="float" office:value="91427790">
            <text:p>91427790</text:p>
          </table:table-cell>
          <table:table-cell office:value-type="float" office:value="116720834">
            <text:p>116720834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81928">
            <text:p>78781928</text:p>
          </table:table-cell>
          <table:table-cell office:value-type="float" office:value="110689451">
            <text:p>110689451</text:p>
          </table:table-cell>
          <table:table-cell office:value-type="float" office:value="212631965">
            <text:p>212631965</text:p>
          </table:table-cell>
          <table:table-cell office:value-type="float" office:value="33489748">
            <text:p>33489748</text:p>
          </table:table-cell>
          <table:table-cell office:value-type="float" office:value="49954745">
            <text:p>49954745</text:p>
          </table:table-cell>
          <table:table-cell office:value-type="float" office:value="70970903">
            <text:p>70970903</text:p>
          </table:table-cell>
          <table:table-cell office:value-type="float" office:value="91472503">
            <text:p>91472503</text:p>
          </table:table-cell>
          <table:table-cell office:value-type="float" office:value="116855536">
            <text:p>11685553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82983">
            <text:p>78782983</text:p>
          </table:table-cell>
          <table:table-cell office:value-type="float" office:value="110696836">
            <text:p>110696836</text:p>
          </table:table-cell>
          <table:table-cell office:value-type="float" office:value="212637053">
            <text:p>212637053</text:p>
          </table:table-cell>
          <table:table-cell office:value-type="float" office:value="33497493">
            <text:p>33497493</text:p>
          </table:table-cell>
          <table:table-cell office:value-type="float" office:value="49971379">
            <text:p>49971379</text:p>
          </table:table-cell>
          <table:table-cell office:value-type="float" office:value="70982979">
            <text:p>70982979</text:p>
          </table:table-cell>
          <table:table-cell office:value-type="float" office:value="91480767">
            <text:p>91480767</text:p>
          </table:table-cell>
          <table:table-cell office:value-type="float" office:value="116881028">
            <text:p>116881028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86957">
            <text:p>78786957</text:p>
          </table:table-cell>
          <table:table-cell office:value-type="float" office:value="110698998">
            <text:p>110698998</text:p>
          </table:table-cell>
          <table:table-cell office:value-type="float" office:value="212639191">
            <text:p>212639191</text:p>
          </table:table-cell>
          <table:table-cell office:value-type="float" office:value="33497394">
            <text:p>33497394</text:p>
          </table:table-cell>
          <table:table-cell office:value-type="float" office:value="49980061">
            <text:p>49980061</text:p>
          </table:table-cell>
          <table:table-cell office:value-type="float" office:value="71008933">
            <text:p>71008933</text:p>
          </table:table-cell>
          <table:table-cell office:value-type="float" office:value="91484674">
            <text:p>91484674</text:p>
          </table:table-cell>
          <table:table-cell office:value-type="float" office:value="116881965">
            <text:p>11688196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91590">
            <text:p>78791590</text:p>
          </table:table-cell>
          <table:table-cell office:value-type="float" office:value="110698891">
            <text:p>110698891</text:p>
          </table:table-cell>
          <table:table-cell office:value-type="float" office:value="212643786">
            <text:p>212643786</text:p>
          </table:table-cell>
          <table:table-cell office:value-type="float" office:value="33505666">
            <text:p>33505666</text:p>
          </table:table-cell>
          <table:table-cell office:value-type="float" office:value="49991193">
            <text:p>49991193</text:p>
          </table:table-cell>
          <table:table-cell office:value-type="float" office:value="71030306">
            <text:p>71030306</text:p>
          </table:table-cell>
          <table:table-cell office:value-type="float" office:value="91501981">
            <text:p>91501981</text:p>
          </table:table-cell>
          <table:table-cell office:value-type="float" office:value="116918915">
            <text:p>11691891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78791512">
            <text:p>78791512</text:p>
          </table:table-cell>
          <table:table-cell office:value-type="float" office:value="110703797">
            <text:p>110703797</text:p>
          </table:table-cell>
          <table:table-cell office:value-type="float" office:value="212655828">
            <text:p>212655828</text:p>
          </table:table-cell>
          <table:table-cell office:value-type="float" office:value="33544527">
            <text:p>33544527</text:p>
          </table:table-cell>
          <table:table-cell office:value-type="float" office:value="49992368">
            <text:p>49992368</text:p>
          </table:table-cell>
          <table:table-cell office:value-type="float" office:value="71039033">
            <text:p>71039033</text:p>
          </table:table-cell>
          <table:table-cell office:value-type="float" office:value="91516903">
            <text:p>91516903</text:p>
          </table:table-cell>
          <table:table-cell office:value-type="float" office:value="117014215">
            <text:p>1170142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06511">
            <text:p>110706511</text:p>
          </table:table-cell>
          <table:table-cell office:value-type="float" office:value="212660448">
            <text:p>212660448</text:p>
          </table:table-cell>
          <table:table-cell office:value-type="float" office:value="33566593">
            <text:p>33566593</text:p>
          </table:table-cell>
          <table:table-cell office:value-type="float" office:value="49997484">
            <text:p>49997484</text:p>
          </table:table-cell>
          <table:table-cell office:value-type="float" office:value="71077099">
            <text:p>71077099</text:p>
          </table:table-cell>
          <table:table-cell office:value-type="float" office:value="91524456">
            <text:p>91524456</text:p>
          </table:table-cell>
          <table:table-cell office:value-type="float" office:value="117026220">
            <text:p>11702622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06520">
            <text:p>110706520</text:p>
          </table:table-cell>
          <table:table-cell office:value-type="float" office:value="212680111">
            <text:p>212680111</text:p>
          </table:table-cell>
          <table:table-cell office:value-type="float" office:value="33570915">
            <text:p>33570915</text:p>
          </table:table-cell>
          <table:table-cell office:value-type="float" office:value="50033826">
            <text:p>50033826</text:p>
          </table:table-cell>
          <table:table-cell office:value-type="float" office:value="71080314">
            <text:p>71080314</text:p>
          </table:table-cell>
          <table:table-cell office:value-type="float" office:value="91538183">
            <text:p>91538183</text:p>
          </table:table-cell>
          <table:table-cell office:value-type="float" office:value="117026468">
            <text:p>11702646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06778">
            <text:p>110706778</text:p>
          </table:table-cell>
          <table:table-cell office:value-type="float" office:value="212704116">
            <text:p>212704116</text:p>
          </table:table-cell>
          <table:table-cell office:value-type="float" office:value="33573148">
            <text:p>33573148</text:p>
          </table:table-cell>
          <table:table-cell office:value-type="float" office:value="50031653">
            <text:p>50031653</text:p>
          </table:table-cell>
          <table:table-cell office:value-type="float" office:value="71101125">
            <text:p>71101125</text:p>
          </table:table-cell>
          <table:table-cell office:value-type="float" office:value="91594241">
            <text:p>91594241</text:p>
          </table:table-cell>
          <table:table-cell office:value-type="float" office:value="117162873">
            <text:p>11716287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09417">
            <text:p>110709417</text:p>
          </table:table-cell>
          <table:table-cell office:value-type="float" office:value="212706095">
            <text:p>212706095</text:p>
          </table:table-cell>
          <table:table-cell office:value-type="float" office:value="33572030">
            <text:p>33572030</text:p>
          </table:table-cell>
          <table:table-cell office:value-type="float" office:value="50057606">
            <text:p>50057606</text:p>
          </table:table-cell>
          <table:table-cell office:value-type="float" office:value="71143226">
            <text:p>71143226</text:p>
          </table:table-cell>
          <table:table-cell office:value-type="float" office:value="91615663">
            <text:p>91615663</text:p>
          </table:table-cell>
          <table:table-cell office:value-type="float" office:value="117215556">
            <text:p>11721555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14289">
            <text:p>110714289</text:p>
          </table:table-cell>
          <table:table-cell office:value-type="float" office:value="212732405">
            <text:p>212732405</text:p>
          </table:table-cell>
          <table:table-cell office:value-type="float" office:value="33574188">
            <text:p>33574188</text:p>
          </table:table-cell>
          <table:table-cell office:value-type="float" office:value="50064126">
            <text:p>50064126</text:p>
          </table:table-cell>
          <table:table-cell office:value-type="float" office:value="71148491">
            <text:p>71148491</text:p>
          </table:table-cell>
          <table:table-cell office:value-type="float" office:value="91639992">
            <text:p>91639992</text:p>
          </table:table-cell>
          <table:table-cell office:value-type="float" office:value="117230148">
            <text:p>11723014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15516">
            <text:p>110715516</text:p>
          </table:table-cell>
          <table:table-cell office:value-type="float" office:value="212742280">
            <text:p>212742280</text:p>
          </table:table-cell>
          <table:table-cell office:value-type="float" office:value="33581355">
            <text:p>33581355</text:p>
          </table:table-cell>
          <table:table-cell office:value-type="float" office:value="50073748">
            <text:p>50073748</text:p>
          </table:table-cell>
          <table:table-cell office:value-type="float" office:value="71170108">
            <text:p>71170108</text:p>
          </table:table-cell>
          <table:table-cell office:value-type="float" office:value="91709698">
            <text:p>91709698</text:p>
          </table:table-cell>
          <table:table-cell office:value-type="float" office:value="117408646">
            <text:p>11740864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15684">
            <text:p>110715684</text:p>
          </table:table-cell>
          <table:table-cell office:value-type="float" office:value="212812832">
            <text:p>212812832</text:p>
          </table:table-cell>
          <table:table-cell office:value-type="float" office:value="33587122">
            <text:p>33587122</text:p>
          </table:table-cell>
          <table:table-cell office:value-type="float" office:value="50084230">
            <text:p>50084230</text:p>
          </table:table-cell>
          <table:table-cell office:value-type="float" office:value="71234750">
            <text:p>71234750</text:p>
          </table:table-cell>
          <table:table-cell office:value-type="float" office:value="91751703">
            <text:p>91751703</text:p>
          </table:table-cell>
          <table:table-cell office:value-type="float" office:value="117416384">
            <text:p>11741638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16041">
            <text:p>110716041</text:p>
          </table:table-cell>
          <table:table-cell office:value-type="float" office:value="212819700">
            <text:p>212819700</text:p>
          </table:table-cell>
          <table:table-cell office:value-type="float" office:value="33584231">
            <text:p>33584231</text:p>
          </table:table-cell>
          <table:table-cell office:value-type="float" office:value="50083424">
            <text:p>50083424</text:p>
          </table:table-cell>
          <table:table-cell office:value-type="float" office:value="71239617">
            <text:p>71239617</text:p>
          </table:table-cell>
          <table:table-cell office:value-type="float" office:value="91762086">
            <text:p>91762086</text:p>
          </table:table-cell>
          <table:table-cell office:value-type="float" office:value="117448308">
            <text:p>11744830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18597">
            <text:p>110718597</text:p>
          </table:table-cell>
          <table:table-cell office:value-type="float" office:value="212845781">
            <text:p>212845781</text:p>
          </table:table-cell>
          <table:table-cell office:value-type="float" office:value="33586043">
            <text:p>33586043</text:p>
          </table:table-cell>
          <table:table-cell office:value-type="float" office:value="50088229">
            <text:p>50088229</text:p>
          </table:table-cell>
          <table:table-cell office:value-type="float" office:value="71277789">
            <text:p>71277789</text:p>
          </table:table-cell>
          <table:table-cell office:value-type="float" office:value="91767668">
            <text:p>91767668</text:p>
          </table:table-cell>
          <table:table-cell office:value-type="float" office:value="117464208">
            <text:p>11746420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10718371">
            <text:p>110718371</text:p>
          </table:table-cell>
          <table:table-cell office:value-type="float" office:value="212863227">
            <text:p>212863227</text:p>
          </table:table-cell>
          <table:table-cell office:value-type="float" office:value="33589452">
            <text:p>33589452</text:p>
          </table:table-cell>
          <table:table-cell office:value-type="float" office:value="50107115">
            <text:p>50107115</text:p>
          </table:table-cell>
          <table:table-cell office:value-type="float" office:value="71280562">
            <text:p>71280562</text:p>
          </table:table-cell>
          <table:table-cell office:value-type="float" office:value="91780697">
            <text:p>91780697</text:p>
          </table:table-cell>
          <table:table-cell office:value-type="float" office:value="117472771">
            <text:p>117472771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2894360">
            <text:p>212894360</text:p>
          </table:table-cell>
          <table:table-cell office:value-type="float" office:value="33598423">
            <text:p>33598423</text:p>
          </table:table-cell>
          <table:table-cell office:value-type="float" office:value="50134250">
            <text:p>50134250</text:p>
          </table:table-cell>
          <table:table-cell office:value-type="float" office:value="71278245">
            <text:p>71278245</text:p>
          </table:table-cell>
          <table:table-cell office:value-type="float" office:value="91796481">
            <text:p>91796481</text:p>
          </table:table-cell>
          <table:table-cell office:value-type="float" office:value="117474138">
            <text:p>117474138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2921728">
            <text:p>212921728</text:p>
          </table:table-cell>
          <table:table-cell office:value-type="float" office:value="33603107">
            <text:p>33603107</text:p>
          </table:table-cell>
          <table:table-cell office:value-type="float" office:value="50187900">
            <text:p>50187900</text:p>
          </table:table-cell>
          <table:table-cell office:value-type="float" office:value="71313116">
            <text:p>71313116</text:p>
          </table:table-cell>
          <table:table-cell office:value-type="float" office:value="91819605">
            <text:p>91819605</text:p>
          </table:table-cell>
          <table:table-cell office:value-type="float" office:value="117491351">
            <text:p>117491351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2956306">
            <text:p>212956306</text:p>
          </table:table-cell>
          <table:table-cell office:value-type="float" office:value="33620070">
            <text:p>33620070</text:p>
          </table:table-cell>
          <table:table-cell office:value-type="float" office:value="50193217">
            <text:p>50193217</text:p>
          </table:table-cell>
          <table:table-cell office:value-type="float" office:value="71339680">
            <text:p>71339680</text:p>
          </table:table-cell>
          <table:table-cell office:value-type="float" office:value="91848502">
            <text:p>91848502</text:p>
          </table:table-cell>
          <table:table-cell office:value-type="float" office:value="117541255">
            <text:p>117541255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2979065">
            <text:p>212979065</text:p>
          </table:table-cell>
          <table:table-cell office:value-type="float" office:value="33619576">
            <text:p>33619576</text:p>
          </table:table-cell>
          <table:table-cell office:value-type="float" office:value="50202756">
            <text:p>50202756</text:p>
          </table:table-cell>
          <table:table-cell office:value-type="float" office:value="71352554">
            <text:p>71352554</text:p>
          </table:table-cell>
          <table:table-cell office:value-type="float" office:value="91895022">
            <text:p>91895022</text:p>
          </table:table-cell>
          <table:table-cell office:value-type="float" office:value="117564673">
            <text:p>117564673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06153">
            <text:p>213006153</text:p>
          </table:table-cell>
          <table:table-cell office:value-type="float" office:value="33626038">
            <text:p>33626038</text:p>
          </table:table-cell>
          <table:table-cell office:value-type="float" office:value="50219168">
            <text:p>50219168</text:p>
          </table:table-cell>
          <table:table-cell office:value-type="float" office:value="71357341">
            <text:p>71357341</text:p>
          </table:table-cell>
          <table:table-cell office:value-type="float" office:value="91892073">
            <text:p>91892073</text:p>
          </table:table-cell>
          <table:table-cell office:value-type="float" office:value="117582726">
            <text:p>117582726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28255">
            <text:p>213028255</text:p>
          </table:table-cell>
          <table:table-cell office:value-type="float" office:value="33634291">
            <text:p>33634291</text:p>
          </table:table-cell>
          <table:table-cell office:value-type="float" office:value="50217649">
            <text:p>50217649</text:p>
          </table:table-cell>
          <table:table-cell office:value-type="float" office:value="71394851">
            <text:p>71394851</text:p>
          </table:table-cell>
          <table:table-cell office:value-type="float" office:value="91918348">
            <text:p>91918348</text:p>
          </table:table-cell>
          <table:table-cell office:value-type="float" office:value="117658945">
            <text:p>117658945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30520">
            <text:p>213030520</text:p>
          </table:table-cell>
          <table:table-cell office:value-type="float" office:value="33647501">
            <text:p>33647501</text:p>
          </table:table-cell>
          <table:table-cell office:value-type="float" office:value="50222977">
            <text:p>50222977</text:p>
          </table:table-cell>
          <table:table-cell office:value-type="float" office:value="71422054">
            <text:p>71422054</text:p>
          </table:table-cell>
          <table:table-cell office:value-type="float" office:value="92000968">
            <text:p>92000968</text:p>
          </table:table-cell>
          <table:table-cell office:value-type="float" office:value="117696330">
            <text:p>117696330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29554">
            <text:p>213029554</text:p>
          </table:table-cell>
          <table:table-cell office:value-type="float" office:value="33649425">
            <text:p>33649425</text:p>
          </table:table-cell>
          <table:table-cell office:value-type="float" office:value="50235253">
            <text:p>50235253</text:p>
          </table:table-cell>
          <table:table-cell office:value-type="float" office:value="71466207">
            <text:p>71466207</text:p>
          </table:table-cell>
          <table:table-cell office:value-type="float" office:value="92126433">
            <text:p>92126433</text:p>
          </table:table-cell>
          <table:table-cell office:value-type="float" office:value="117702533">
            <text:p>117702533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39246">
            <text:p>213039246</text:p>
          </table:table-cell>
          <table:table-cell office:value-type="float" office:value="33651797">
            <text:p>33651797</text:p>
          </table:table-cell>
          <table:table-cell office:value-type="float" office:value="50243454">
            <text:p>50243454</text:p>
          </table:table-cell>
          <table:table-cell office:value-type="float" office:value="71497788">
            <text:p>71497788</text:p>
          </table:table-cell>
          <table:table-cell office:value-type="float" office:value="92166500">
            <text:p>92166500</text:p>
          </table:table-cell>
          <table:table-cell office:value-type="float" office:value="117731984">
            <text:p>11773198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40825">
            <text:p>213040825</text:p>
          </table:table-cell>
          <table:table-cell office:value-type="float" office:value="33662445">
            <text:p>33662445</text:p>
          </table:table-cell>
          <table:table-cell office:value-type="float" office:value="50288889">
            <text:p>50288889</text:p>
          </table:table-cell>
          <table:table-cell office:value-type="float" office:value="71526984">
            <text:p>71526984</text:p>
          </table:table-cell>
          <table:table-cell office:value-type="float" office:value="92183347">
            <text:p>92183347</text:p>
          </table:table-cell>
          <table:table-cell office:value-type="float" office:value="117771862">
            <text:p>117771862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51222">
            <text:p>213051222</text:p>
          </table:table-cell>
          <table:table-cell office:value-type="float" office:value="33661349">
            <text:p>33661349</text:p>
          </table:table-cell>
          <table:table-cell office:value-type="float" office:value="50300175">
            <text:p>50300175</text:p>
          </table:table-cell>
          <table:table-cell office:value-type="float" office:value="71530367">
            <text:p>71530367</text:p>
          </table:table-cell>
          <table:table-cell office:value-type="float" office:value="92208751">
            <text:p>92208751</text:p>
          </table:table-cell>
          <table:table-cell office:value-type="float" office:value="117820022">
            <text:p>117820022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50151">
            <text:p>213050151</text:p>
          </table:table-cell>
          <table:table-cell office:value-type="float" office:value="33666578">
            <text:p>33666578</text:p>
          </table:table-cell>
          <table:table-cell office:value-type="float" office:value="50310454">
            <text:p>50310454</text:p>
          </table:table-cell>
          <table:table-cell office:value-type="float" office:value="71530093">
            <text:p>71530093</text:p>
          </table:table-cell>
          <table:table-cell office:value-type="float" office:value="92202858">
            <text:p>92202858</text:p>
          </table:table-cell>
          <table:table-cell office:value-type="float" office:value="117857394">
            <text:p>11785739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54116">
            <text:p>213054116</text:p>
          </table:table-cell>
          <table:table-cell office:value-type="float" office:value="33665404">
            <text:p>33665404</text:p>
          </table:table-cell>
          <table:table-cell office:value-type="float" office:value="50327338">
            <text:p>50327338</text:p>
          </table:table-cell>
          <table:table-cell office:value-type="float" office:value="71564904">
            <text:p>71564904</text:p>
          </table:table-cell>
          <table:table-cell office:value-type="float" office:value="92266704">
            <text:p>92266704</text:p>
          </table:table-cell>
          <table:table-cell office:value-type="float" office:value="117863061">
            <text:p>117863061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62756">
            <text:p>213062756</text:p>
          </table:table-cell>
          <table:table-cell office:value-type="float" office:value="33667268">
            <text:p>33667268</text:p>
          </table:table-cell>
          <table:table-cell office:value-type="float" office:value="50328683">
            <text:p>50328683</text:p>
          </table:table-cell>
          <table:table-cell office:value-type="float" office:value="71569029">
            <text:p>71569029</text:p>
          </table:table-cell>
          <table:table-cell office:value-type="float" office:value="92302044">
            <text:p>92302044</text:p>
          </table:table-cell>
          <table:table-cell office:value-type="float" office:value="117894060">
            <text:p>117894060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70957">
            <text:p>213070957</text:p>
          </table:table-cell>
          <table:table-cell office:value-type="float" office:value="33673061">
            <text:p>33673061</text:p>
          </table:table-cell>
          <table:table-cell office:value-type="float" office:value="50332718">
            <text:p>50332718</text:p>
          </table:table-cell>
          <table:table-cell office:value-type="float" office:value="71600455">
            <text:p>71600455</text:p>
          </table:table-cell>
          <table:table-cell office:value-type="float" office:value="92351156">
            <text:p>92351156</text:p>
          </table:table-cell>
          <table:table-cell office:value-type="float" office:value="117926922">
            <text:p>117926922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78224">
            <text:p>213078224</text:p>
          </table:table-cell>
          <table:table-cell office:value-type="float" office:value="33675294">
            <text:p>33675294</text:p>
          </table:table-cell>
          <table:table-cell office:value-type="float" office:value="50349631">
            <text:p>50349631</text:p>
          </table:table-cell>
          <table:table-cell office:value-type="float" office:value="71597674">
            <text:p>71597674</text:p>
          </table:table-cell>
          <table:table-cell office:value-type="float" office:value="92367876">
            <text:p>92367876</text:p>
          </table:table-cell>
          <table:table-cell office:value-type="float" office:value="117962808">
            <text:p>117962808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86312">
            <text:p>213086312</text:p>
          </table:table-cell>
          <table:table-cell office:value-type="float" office:value="33687111">
            <text:p>33687111</text:p>
          </table:table-cell>
          <table:table-cell office:value-type="float" office:value="50347651">
            <text:p>50347651</text:p>
          </table:table-cell>
          <table:table-cell office:value-type="float" office:value="71624921">
            <text:p>71624921</text:p>
          </table:table-cell>
          <table:table-cell office:value-type="float" office:value="92417666">
            <text:p>92417666</text:p>
          </table:table-cell>
          <table:table-cell office:value-type="float" office:value="117969256">
            <text:p>117969256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84109">
            <text:p>213084109</text:p>
          </table:table-cell>
          <table:table-cell office:value-type="float" office:value="33692590">
            <text:p>33692590</text:p>
          </table:table-cell>
          <table:table-cell office:value-type="float" office:value="50355244">
            <text:p>50355244</text:p>
          </table:table-cell>
          <table:table-cell office:value-type="float" office:value="71626839">
            <text:p>71626839</text:p>
          </table:table-cell>
          <table:table-cell office:value-type="float" office:value="92485656">
            <text:p>92485656</text:p>
          </table:table-cell>
          <table:table-cell office:value-type="float" office:value="117978358">
            <text:p>117978358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90325">
            <text:p>213090325</text:p>
          </table:table-cell>
          <table:table-cell office:value-type="float" office:value="33691924">
            <text:p>33691924</text:p>
          </table:table-cell>
          <table:table-cell office:value-type="float" office:value="50351750">
            <text:p>50351750</text:p>
          </table:table-cell>
          <table:table-cell office:value-type="float" office:value="71633716">
            <text:p>71633716</text:p>
          </table:table-cell>
          <table:table-cell office:value-type="float" office:value="92526539">
            <text:p>92526539</text:p>
          </table:table-cell>
          <table:table-cell office:value-type="float" office:value="117985504">
            <text:p>11798550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93610">
            <text:p>213093610</text:p>
          </table:table-cell>
          <table:table-cell office:value-type="float" office:value="33696155">
            <text:p>33696155</text:p>
          </table:table-cell>
          <table:table-cell office:value-type="float" office:value="50360994">
            <text:p>50360994</text:p>
          </table:table-cell>
          <table:table-cell office:value-type="float" office:value="71650096">
            <text:p>71650096</text:p>
          </table:table-cell>
          <table:table-cell office:value-type="float" office:value="92612931">
            <text:p>92612931</text:p>
          </table:table-cell>
          <table:table-cell office:value-type="float" office:value="117990177">
            <text:p>117990177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098850">
            <text:p>213098850</text:p>
          </table:table-cell>
          <table:table-cell office:value-type="float" office:value="33708392">
            <text:p>33708392</text:p>
          </table:table-cell>
          <table:table-cell office:value-type="float" office:value="50366509">
            <text:p>50366509</text:p>
          </table:table-cell>
          <table:table-cell office:value-type="float" office:value="71667184">
            <text:p>71667184</text:p>
          </table:table-cell>
          <table:table-cell office:value-type="float" office:value="92632492">
            <text:p>92632492</text:p>
          </table:table-cell>
          <table:table-cell office:value-type="float" office:value="117998635">
            <text:p>117998635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00654">
            <text:p>213100654</text:p>
          </table:table-cell>
          <table:table-cell office:value-type="float" office:value="33708886">
            <text:p>33708886</text:p>
          </table:table-cell>
          <table:table-cell office:value-type="float" office:value="50367227">
            <text:p>50367227</text:p>
          </table:table-cell>
          <table:table-cell office:value-type="float" office:value="71694606">
            <text:p>71694606</text:p>
          </table:table-cell>
          <table:table-cell office:value-type="float" office:value="92773567">
            <text:p>92773567</text:p>
          </table:table-cell>
          <table:table-cell office:value-type="float" office:value="118055250">
            <text:p>118055250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08559">
            <text:p>213108559</text:p>
          </table:table-cell>
          <table:table-cell office:value-type="float" office:value="33723237">
            <text:p>33723237</text:p>
          </table:table-cell>
          <table:table-cell office:value-type="float" office:value="50369815">
            <text:p>50369815</text:p>
          </table:table-cell>
          <table:table-cell office:value-type="float" office:value="71732633">
            <text:p>71732633</text:p>
          </table:table-cell>
          <table:table-cell office:value-type="float" office:value="92820729">
            <text:p>92820729</text:p>
          </table:table-cell>
          <table:table-cell office:value-type="float" office:value="118051886">
            <text:p>118051886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13438">
            <text:p>213113438</text:p>
          </table:table-cell>
          <table:table-cell office:value-type="float" office:value="33727923">
            <text:p>33727923</text:p>
          </table:table-cell>
          <table:table-cell office:value-type="float" office:value="50381211">
            <text:p>50381211</text:p>
          </table:table-cell>
          <table:table-cell office:value-type="float" office:value="71746639">
            <text:p>71746639</text:p>
          </table:table-cell>
          <table:table-cell office:value-type="float" office:value="92912653">
            <text:p>92912653</text:p>
          </table:table-cell>
          <table:table-cell office:value-type="float" office:value="118060594">
            <text:p>11806059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15085">
            <text:p>213115085</text:p>
          </table:table-cell>
          <table:table-cell office:value-type="float" office:value="33730114">
            <text:p>33730114</text:p>
          </table:table-cell>
          <table:table-cell office:value-type="float" office:value="50386904">
            <text:p>50386904</text:p>
          </table:table-cell>
          <table:table-cell office:value-type="float" office:value="71754948">
            <text:p>71754948</text:p>
          </table:table-cell>
          <table:table-cell office:value-type="float" office:value="92926713">
            <text:p>92926713</text:p>
          </table:table-cell>
          <table:table-cell office:value-type="float" office:value="118092539">
            <text:p>118092539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26261">
            <text:p>213126261</text:p>
          </table:table-cell>
          <table:table-cell office:value-type="float" office:value="33733575">
            <text:p>33733575</text:p>
          </table:table-cell>
          <table:table-cell office:value-type="float" office:value="50392806">
            <text:p>50392806</text:p>
          </table:table-cell>
          <table:table-cell office:value-type="float" office:value="71751020">
            <text:p>71751020</text:p>
          </table:table-cell>
          <table:table-cell office:value-type="float" office:value="92927138">
            <text:p>92927138</text:p>
          </table:table-cell>
          <table:table-cell office:value-type="float" office:value="118155324">
            <text:p>11815532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26856">
            <text:p>213126856</text:p>
          </table:table-cell>
          <table:table-cell office:value-type="float" office:value="33736253">
            <text:p>33736253</text:p>
          </table:table-cell>
          <table:table-cell office:value-type="float" office:value="50399666">
            <text:p>50399666</text:p>
          </table:table-cell>
          <table:table-cell office:value-type="float" office:value="71771498">
            <text:p>71771498</text:p>
          </table:table-cell>
          <table:table-cell office:value-type="float" office:value="92957021">
            <text:p>92957021</text:p>
          </table:table-cell>
          <table:table-cell office:value-type="float" office:value="118162040">
            <text:p>118162040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26558">
            <text:p>213126558</text:p>
          </table:table-cell>
          <table:table-cell office:value-type="float" office:value="33736656">
            <text:p>33736656</text:p>
          </table:table-cell>
          <table:table-cell office:value-type="float" office:value="50416653">
            <text:p>50416653</text:p>
          </table:table-cell>
          <table:table-cell office:value-type="float" office:value="71785426">
            <text:p>71785426</text:p>
          </table:table-cell>
          <table:table-cell office:value-type="float" office:value="92964347">
            <text:p>92964347</text:p>
          </table:table-cell>
          <table:table-cell office:value-type="float" office:value="118232464">
            <text:p>11823246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27255">
            <text:p>213127255</text:p>
          </table:table-cell>
          <table:table-cell office:value-type="float" office:value="33735115">
            <text:p>33735115</text:p>
          </table:table-cell>
          <table:table-cell office:value-type="float" office:value="50439892">
            <text:p>50439892</text:p>
          </table:table-cell>
          <table:table-cell office:value-type="float" office:value="71796544">
            <text:p>71796544</text:p>
          </table:table-cell>
          <table:table-cell office:value-type="float" office:value="92970731">
            <text:p>92970731</text:p>
          </table:table-cell>
          <table:table-cell office:value-type="float" office:value="118238620">
            <text:p>118238620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13130508">
            <text:p>213130508</text:p>
          </table:table-cell>
          <table:table-cell office:value-type="float" office:value="33747432">
            <text:p>33747432</text:p>
          </table:table-cell>
          <table:table-cell office:value-type="float" office:value="50447504">
            <text:p>50447504</text:p>
          </table:table-cell>
          <table:table-cell office:value-type="float" office:value="71806626">
            <text:p>71806626</text:p>
          </table:table-cell>
          <table:table-cell office:value-type="float" office:value="92996675">
            <text:p>92996675</text:p>
          </table:table-cell>
          <table:table-cell office:value-type="float" office:value="118293573">
            <text:p>11829357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60193">
            <text:p>33760193</text:p>
          </table:table-cell>
          <table:table-cell office:value-type="float" office:value="50446355">
            <text:p>50446355</text:p>
          </table:table-cell>
          <table:table-cell office:value-type="float" office:value="71803855">
            <text:p>71803855</text:p>
          </table:table-cell>
          <table:table-cell office:value-type="float" office:value="93030891">
            <text:p>93030891</text:p>
          </table:table-cell>
          <table:table-cell office:value-type="float" office:value="118356327">
            <text:p>118356327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66816">
            <text:p>33766816</text:p>
          </table:table-cell>
          <table:table-cell office:value-type="float" office:value="50456223">
            <text:p>50456223</text:p>
          </table:table-cell>
          <table:table-cell office:value-type="float" office:value="71808603">
            <text:p>71808603</text:p>
          </table:table-cell>
          <table:table-cell office:value-type="float" office:value="93029428">
            <text:p>93029428</text:p>
          </table:table-cell>
          <table:table-cell office:value-type="float" office:value="118400470">
            <text:p>118400470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64937">
            <text:p>33764937</text:p>
          </table:table-cell>
          <table:table-cell office:value-type="float" office:value="50459054">
            <text:p>50459054</text:p>
          </table:table-cell>
          <table:table-cell office:value-type="float" office:value="71826693">
            <text:p>71826693</text:p>
          </table:table-cell>
          <table:table-cell office:value-type="float" office:value="93054044">
            <text:p>93054044</text:p>
          </table:table-cell>
          <table:table-cell office:value-type="float" office:value="118411964">
            <text:p>118411964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63735">
            <text:p>33763735</text:p>
          </table:table-cell>
          <table:table-cell office:value-type="float" office:value="50480178">
            <text:p>50480178</text:p>
          </table:table-cell>
          <table:table-cell office:value-type="float" office:value="71827485">
            <text:p>71827485</text:p>
          </table:table-cell>
          <table:table-cell office:value-type="float" office:value="93076402">
            <text:p>93076402</text:p>
          </table:table-cell>
          <table:table-cell office:value-type="float" office:value="118410334">
            <text:p>118410334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68407">
            <text:p>33768407</text:p>
          </table:table-cell>
          <table:table-cell office:value-type="float" office:value="50484983">
            <text:p>50484983</text:p>
          </table:table-cell>
          <table:table-cell office:value-type="float" office:value="71840884">
            <text:p>71840884</text:p>
          </table:table-cell>
          <table:table-cell office:value-type="float" office:value="93097811">
            <text:p>93097811</text:p>
          </table:table-cell>
          <table:table-cell office:value-type="float" office:value="118447249">
            <text:p>118447249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78560">
            <text:p>33778560</text:p>
          </table:table-cell>
          <table:table-cell office:value-type="float" office:value="50493437">
            <text:p>50493437</text:p>
          </table:table-cell>
          <table:table-cell office:value-type="float" office:value="71862277">
            <text:p>71862277</text:p>
          </table:table-cell>
          <table:table-cell office:value-type="float" office:value="93098409">
            <text:p>93098409</text:p>
          </table:table-cell>
          <table:table-cell office:value-type="float" office:value="118482193">
            <text:p>11848219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81579">
            <text:p>33781579</text:p>
          </table:table-cell>
          <table:table-cell office:value-type="float" office:value="50495098">
            <text:p>50495098</text:p>
          </table:table-cell>
          <table:table-cell office:value-type="float" office:value="71859608">
            <text:p>71859608</text:p>
          </table:table-cell>
          <table:table-cell office:value-type="float" office:value="93114921">
            <text:p>93114921</text:p>
          </table:table-cell>
          <table:table-cell office:value-type="float" office:value="118588255">
            <text:p>118588255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86296">
            <text:p>33786296</text:p>
          </table:table-cell>
          <table:table-cell office:value-type="float" office:value="50502686">
            <text:p>50502686</text:p>
          </table:table-cell>
          <table:table-cell office:value-type="float" office:value="71882003">
            <text:p>71882003</text:p>
          </table:table-cell>
          <table:table-cell office:value-type="float" office:value="93135108">
            <text:p>93135108</text:p>
          </table:table-cell>
          <table:table-cell office:value-type="float" office:value="118602593">
            <text:p>11860259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85750">
            <text:p>33785750</text:p>
          </table:table-cell>
          <table:table-cell office:value-type="float" office:value="50508586">
            <text:p>50508586</text:p>
          </table:table-cell>
          <table:table-cell office:value-type="float" office:value="71905786">
            <text:p>71905786</text:p>
          </table:table-cell>
          <table:table-cell office:value-type="float" office:value="93143996">
            <text:p>93143996</text:p>
          </table:table-cell>
          <table:table-cell office:value-type="float" office:value="118599824">
            <text:p>118599824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86462">
            <text:p>33786462</text:p>
          </table:table-cell>
          <table:table-cell office:value-type="float" office:value="50511547">
            <text:p>50511547</text:p>
          </table:table-cell>
          <table:table-cell office:value-type="float" office:value="71949080">
            <text:p>71949080</text:p>
          </table:table-cell>
          <table:table-cell office:value-type="float" office:value="93152693">
            <text:p>93152693</text:p>
          </table:table-cell>
          <table:table-cell office:value-type="float" office:value="118630527">
            <text:p>118630527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87751">
            <text:p>33787751</text:p>
          </table:table-cell>
          <table:table-cell office:value-type="float" office:value="50540478">
            <text:p>50540478</text:p>
          </table:table-cell>
          <table:table-cell office:value-type="float" office:value="71954204">
            <text:p>71954204</text:p>
          </table:table-cell>
          <table:table-cell office:value-type="float" office:value="93154314">
            <text:p>93154314</text:p>
          </table:table-cell>
          <table:table-cell office:value-type="float" office:value="118635021">
            <text:p>118635021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1122">
            <text:p>33791122</text:p>
          </table:table-cell>
          <table:table-cell office:value-type="float" office:value="50553383">
            <text:p>50553383</text:p>
          </table:table-cell>
          <table:table-cell office:value-type="float" office:value="71961007">
            <text:p>71961007</text:p>
          </table:table-cell>
          <table:table-cell office:value-type="float" office:value="93216740">
            <text:p>93216740</text:p>
          </table:table-cell>
          <table:table-cell office:value-type="float" office:value="118651613">
            <text:p>11865161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89789">
            <text:p>33789789</text:p>
          </table:table-cell>
          <table:table-cell office:value-type="float" office:value="50567568">
            <text:p>50567568</text:p>
          </table:table-cell>
          <table:table-cell office:value-type="float" office:value="71961374">
            <text:p>71961374</text:p>
          </table:table-cell>
          <table:table-cell office:value-type="float" office:value="93250532">
            <text:p>93250532</text:p>
          </table:table-cell>
          <table:table-cell office:value-type="float" office:value="118666513">
            <text:p>11866651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2249">
            <text:p>33792249</text:p>
          </table:table-cell>
          <table:table-cell office:value-type="float" office:value="50585628">
            <text:p>50585628</text:p>
          </table:table-cell>
          <table:table-cell office:value-type="float" office:value="71988686">
            <text:p>71988686</text:p>
          </table:table-cell>
          <table:table-cell office:value-type="float" office:value="93274252">
            <text:p>93274252</text:p>
          </table:table-cell>
          <table:table-cell office:value-type="float" office:value="118697896">
            <text:p>118697896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0825">
            <text:p>33790825</text:p>
          </table:table-cell>
          <table:table-cell office:value-type="float" office:value="50580775">
            <text:p>50580775</text:p>
          </table:table-cell>
          <table:table-cell office:value-type="float" office:value="72003663">
            <text:p>72003663</text:p>
          </table:table-cell>
          <table:table-cell office:value-type="float" office:value="93287782">
            <text:p>93287782</text:p>
          </table:table-cell>
          <table:table-cell office:value-type="float" office:value="118721793">
            <text:p>11872179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5345">
            <text:p>33795345</text:p>
          </table:table-cell>
          <table:table-cell office:value-type="float" office:value="50585274">
            <text:p>50585274</text:p>
          </table:table-cell>
          <table:table-cell office:value-type="float" office:value="72022919">
            <text:p>72022919</text:p>
          </table:table-cell>
          <table:table-cell office:value-type="float" office:value="93293652">
            <text:p>93293652</text:p>
          </table:table-cell>
          <table:table-cell office:value-type="float" office:value="118776269">
            <text:p>118776269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4260">
            <text:p>33794260</text:p>
          </table:table-cell>
          <table:table-cell office:value-type="float" office:value="50587611">
            <text:p>50587611</text:p>
          </table:table-cell>
          <table:table-cell office:value-type="float" office:value="72034147">
            <text:p>72034147</text:p>
          </table:table-cell>
          <table:table-cell office:value-type="float" office:value="93326749">
            <text:p>93326749</text:p>
          </table:table-cell>
          <table:table-cell office:value-type="float" office:value="118794798">
            <text:p>118794798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4417">
            <text:p>33794417</text:p>
          </table:table-cell>
          <table:table-cell office:value-type="float" office:value="50591827">
            <text:p>50591827</text:p>
          </table:table-cell>
          <table:table-cell office:value-type="float" office:value="72040289">
            <text:p>72040289</text:p>
          </table:table-cell>
          <table:table-cell office:value-type="float" office:value="93342572">
            <text:p>93342572</text:p>
          </table:table-cell>
          <table:table-cell office:value-type="float" office:value="118798138">
            <text:p>118798138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0282">
            <text:p>33800282</text:p>
          </table:table-cell>
          <table:table-cell office:value-type="float" office:value="50629197">
            <text:p>50629197</text:p>
          </table:table-cell>
          <table:table-cell office:value-type="float" office:value="72047985">
            <text:p>72047985</text:p>
          </table:table-cell>
          <table:table-cell office:value-type="float" office:value="93363098">
            <text:p>93363098</text:p>
          </table:table-cell>
          <table:table-cell office:value-type="float" office:value="118811667">
            <text:p>118811667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6860">
            <text:p>33796860</text:p>
          </table:table-cell>
          <table:table-cell office:value-type="float" office:value="50626822">
            <text:p>50626822</text:p>
          </table:table-cell>
          <table:table-cell office:value-type="float" office:value="72049106">
            <text:p>72049106</text:p>
          </table:table-cell>
          <table:table-cell office:value-type="float" office:value="93396308">
            <text:p>93396308</text:p>
          </table:table-cell>
          <table:table-cell office:value-type="float" office:value="118828217">
            <text:p>118828217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0733">
            <text:p>33800733</text:p>
          </table:table-cell>
          <table:table-cell office:value-type="float" office:value="50634455">
            <text:p>50634455</text:p>
          </table:table-cell>
          <table:table-cell office:value-type="float" office:value="72056468">
            <text:p>72056468</text:p>
          </table:table-cell>
          <table:table-cell office:value-type="float" office:value="93396163">
            <text:p>93396163</text:p>
          </table:table-cell>
          <table:table-cell office:value-type="float" office:value="118834931">
            <text:p>118834931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7385">
            <text:p>33797385</text:p>
          </table:table-cell>
          <table:table-cell office:value-type="float" office:value="50648958">
            <text:p>50648958</text:p>
          </table:table-cell>
          <table:table-cell office:value-type="float" office:value="72058636">
            <text:p>72058636</text:p>
          </table:table-cell>
          <table:table-cell office:value-type="float" office:value="93403422">
            <text:p>93403422</text:p>
          </table:table-cell>
          <table:table-cell office:value-type="float" office:value="118848411">
            <text:p>118848411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8149">
            <text:p>33798149</text:p>
          </table:table-cell>
          <table:table-cell office:value-type="float" office:value="50649520">
            <text:p>50649520</text:p>
          </table:table-cell>
          <table:table-cell office:value-type="float" office:value="72060867">
            <text:p>72060867</text:p>
          </table:table-cell>
          <table:table-cell office:value-type="float" office:value="93414888">
            <text:p>93414888</text:p>
          </table:table-cell>
          <table:table-cell office:value-type="float" office:value="118884519">
            <text:p>118884519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0965">
            <text:p>33800965</text:p>
          </table:table-cell>
          <table:table-cell office:value-type="float" office:value="50646057">
            <text:p>50646057</text:p>
          </table:table-cell>
          <table:table-cell office:value-type="float" office:value="72070876">
            <text:p>72070876</text:p>
          </table:table-cell>
          <table:table-cell office:value-type="float" office:value="93416640">
            <text:p>93416640</text:p>
          </table:table-cell>
          <table:table-cell office:value-type="float" office:value="118941747">
            <text:p>118941747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798218">
            <text:p>33798218</text:p>
          </table:table-cell>
          <table:table-cell office:value-type="float" office:value="50659409">
            <text:p>50659409</text:p>
          </table:table-cell>
          <table:table-cell office:value-type="float" office:value="72096416">
            <text:p>72096416</text:p>
          </table:table-cell>
          <table:table-cell office:value-type="float" office:value="93427349">
            <text:p>93427349</text:p>
          </table:table-cell>
          <table:table-cell office:value-type="float" office:value="118971995">
            <text:p>118971995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0683">
            <text:p>33800683</text:p>
          </table:table-cell>
          <table:table-cell office:value-type="float" office:value="50662680">
            <text:p>50662680</text:p>
          </table:table-cell>
          <table:table-cell office:value-type="float" office:value="72109629">
            <text:p>72109629</text:p>
          </table:table-cell>
          <table:table-cell office:value-type="float" office:value="93437653">
            <text:p>93437653</text:p>
          </table:table-cell>
          <table:table-cell office:value-type="float" office:value="118969615">
            <text:p>118969615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1936">
            <text:p>33801936</text:p>
          </table:table-cell>
          <table:table-cell office:value-type="float" office:value="50664815">
            <text:p>50664815</text:p>
          </table:table-cell>
          <table:table-cell office:value-type="float" office:value="72120316">
            <text:p>72120316</text:p>
          </table:table-cell>
          <table:table-cell office:value-type="float" office:value="93439816">
            <text:p>93439816</text:p>
          </table:table-cell>
          <table:table-cell office:value-type="float" office:value="118977138">
            <text:p>118977138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1931">
            <text:p>33801931</text:p>
          </table:table-cell>
          <table:table-cell office:value-type="float" office:value="50674527">
            <text:p>50674527</text:p>
          </table:table-cell>
          <table:table-cell office:value-type="float" office:value="72138087">
            <text:p>72138087</text:p>
          </table:table-cell>
          <table:table-cell office:value-type="float" office:value="93444930">
            <text:p>93444930</text:p>
          </table:table-cell>
          <table:table-cell office:value-type="float" office:value="118970826">
            <text:p>118970826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0857">
            <text:p>33800857</text:p>
          </table:table-cell>
          <table:table-cell office:value-type="float" office:value="50691651">
            <text:p>50691651</text:p>
          </table:table-cell>
          <table:table-cell office:value-type="float" office:value="72143125">
            <text:p>72143125</text:p>
          </table:table-cell>
          <table:table-cell office:value-type="float" office:value="93456241">
            <text:p>93456241</text:p>
          </table:table-cell>
          <table:table-cell office:value-type="float" office:value="119014893">
            <text:p>11901489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float" office:value="33800592">
            <text:p>33800592</text:p>
          </table:table-cell>
          <table:table-cell office:value-type="float" office:value="50693026">
            <text:p>50693026</text:p>
          </table:table-cell>
          <table:table-cell office:value-type="float" office:value="72145394">
            <text:p>72145394</text:p>
          </table:table-cell>
          <table:table-cell office:value-type="float" office:value="93460410">
            <text:p>93460410</text:p>
          </table:table-cell>
          <table:table-cell office:value-type="float" office:value="119050303">
            <text:p>11905030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694590">
            <text:p>50694590</text:p>
          </table:table-cell>
          <table:table-cell office:value-type="float" office:value="72155608">
            <text:p>72155608</text:p>
          </table:table-cell>
          <table:table-cell office:value-type="float" office:value="93470467">
            <text:p>93470467</text:p>
          </table:table-cell>
          <table:table-cell office:value-type="float" office:value="119060354">
            <text:p>119060354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698446">
            <text:p>50698446</text:p>
          </table:table-cell>
          <table:table-cell office:value-type="float" office:value="72159062">
            <text:p>72159062</text:p>
          </table:table-cell>
          <table:table-cell office:value-type="float" office:value="93505244">
            <text:p>93505244</text:p>
          </table:table-cell>
          <table:table-cell office:value-type="float" office:value="119063210">
            <text:p>119063210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03008">
            <text:p>50703008</text:p>
          </table:table-cell>
          <table:table-cell office:value-type="float" office:value="72168142">
            <text:p>72168142</text:p>
          </table:table-cell>
          <table:table-cell office:value-type="float" office:value="93508404">
            <text:p>93508404</text:p>
          </table:table-cell>
          <table:table-cell office:value-type="float" office:value="119078554">
            <text:p>119078554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11620">
            <text:p>50711620</text:p>
          </table:table-cell>
          <table:table-cell office:value-type="float" office:value="72185149">
            <text:p>72185149</text:p>
          </table:table-cell>
          <table:table-cell office:value-type="float" office:value="93527714">
            <text:p>93527714</text:p>
          </table:table-cell>
          <table:table-cell office:value-type="float" office:value="119071188">
            <text:p>119071188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17294">
            <text:p>50717294</text:p>
          </table:table-cell>
          <table:table-cell office:value-type="float" office:value="72212035">
            <text:p>72212035</text:p>
          </table:table-cell>
          <table:table-cell office:value-type="float" office:value="93533916">
            <text:p>93533916</text:p>
          </table:table-cell>
          <table:table-cell office:value-type="float" office:value="119078761">
            <text:p>11907876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20415">
            <text:p>50720415</text:p>
          </table:table-cell>
          <table:table-cell office:value-type="float" office:value="72206853">
            <text:p>72206853</text:p>
          </table:table-cell>
          <table:table-cell office:value-type="float" office:value="93543842">
            <text:p>93543842</text:p>
          </table:table-cell>
          <table:table-cell office:value-type="float" office:value="119096040">
            <text:p>119096040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23759">
            <text:p>50723759</text:p>
          </table:table-cell>
          <table:table-cell office:value-type="float" office:value="72225185">
            <text:p>72225185</text:p>
          </table:table-cell>
          <table:table-cell office:value-type="float" office:value="93550523">
            <text:p>93550523</text:p>
          </table:table-cell>
          <table:table-cell office:value-type="float" office:value="119123712">
            <text:p>119123712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25859">
            <text:p>50725859</text:p>
          </table:table-cell>
          <table:table-cell office:value-type="float" office:value="72222714">
            <text:p>72222714</text:p>
          </table:table-cell>
          <table:table-cell office:value-type="float" office:value="93551443">
            <text:p>93551443</text:p>
          </table:table-cell>
          <table:table-cell office:value-type="float" office:value="119149421">
            <text:p>11914942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38379">
            <text:p>50738379</text:p>
          </table:table-cell>
          <table:table-cell office:value-type="float" office:value="72229028">
            <text:p>72229028</text:p>
          </table:table-cell>
          <table:table-cell office:value-type="float" office:value="93558127">
            <text:p>93558127</text:p>
          </table:table-cell>
          <table:table-cell office:value-type="float" office:value="119154222">
            <text:p>119154222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1962">
            <text:p>50741962</text:p>
          </table:table-cell>
          <table:table-cell office:value-type="float" office:value="72239272">
            <text:p>72239272</text:p>
          </table:table-cell>
          <table:table-cell office:value-type="float" office:value="93563479">
            <text:p>93563479</text:p>
          </table:table-cell>
          <table:table-cell office:value-type="float" office:value="119209086">
            <text:p>119209086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4556">
            <text:p>50744556</text:p>
          </table:table-cell>
          <table:table-cell office:value-type="float" office:value="72236431">
            <text:p>72236431</text:p>
          </table:table-cell>
          <table:table-cell office:value-type="float" office:value="93564239">
            <text:p>93564239</text:p>
          </table:table-cell>
          <table:table-cell office:value-type="float" office:value="119244620">
            <text:p>119244620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3789">
            <text:p>50743789</text:p>
          </table:table-cell>
          <table:table-cell office:value-type="float" office:value="72252324">
            <text:p>72252324</text:p>
          </table:table-cell>
          <table:table-cell office:value-type="float" office:value="93578435">
            <text:p>93578435</text:p>
          </table:table-cell>
          <table:table-cell office:value-type="float" office:value="119258411">
            <text:p>11925841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1536">
            <text:p>50741536</text:p>
          </table:table-cell>
          <table:table-cell office:value-type="float" office:value="72253847">
            <text:p>72253847</text:p>
          </table:table-cell>
          <table:table-cell office:value-type="float" office:value="93589637">
            <text:p>93589637</text:p>
          </table:table-cell>
          <table:table-cell office:value-type="float" office:value="119297301">
            <text:p>11929730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4612">
            <text:p>50744612</text:p>
          </table:table-cell>
          <table:table-cell office:value-type="float" office:value="72259755">
            <text:p>72259755</text:p>
          </table:table-cell>
          <table:table-cell office:value-type="float" office:value="93600230">
            <text:p>93600230</text:p>
          </table:table-cell>
          <table:table-cell office:value-type="float" office:value="119308684">
            <text:p>119308684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6993">
            <text:p>50746993</text:p>
          </table:table-cell>
          <table:table-cell office:value-type="float" office:value="72256657">
            <text:p>72256657</text:p>
          </table:table-cell>
          <table:table-cell office:value-type="float" office:value="93605539">
            <text:p>93605539</text:p>
          </table:table-cell>
          <table:table-cell office:value-type="float" office:value="119317138">
            <text:p>119317138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3593">
            <text:p>50743593</text:p>
          </table:table-cell>
          <table:table-cell office:value-type="float" office:value="72269118">
            <text:p>72269118</text:p>
          </table:table-cell>
          <table:table-cell office:value-type="float" office:value="93611047">
            <text:p>93611047</text:p>
          </table:table-cell>
          <table:table-cell office:value-type="float" office:value="119326544">
            <text:p>119326544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7199">
            <text:p>50747199</text:p>
          </table:table-cell>
          <table:table-cell office:value-type="float" office:value="72265565">
            <text:p>72265565</text:p>
          </table:table-cell>
          <table:table-cell office:value-type="float" office:value="93626042">
            <text:p>93626042</text:p>
          </table:table-cell>
          <table:table-cell office:value-type="float" office:value="119376671">
            <text:p>11937667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7478">
            <text:p>50747478</text:p>
          </table:table-cell>
          <table:table-cell office:value-type="float" office:value="72278083">
            <text:p>72278083</text:p>
          </table:table-cell>
          <table:table-cell office:value-type="float" office:value="93640633">
            <text:p>93640633</text:p>
          </table:table-cell>
          <table:table-cell office:value-type="float" office:value="119380756">
            <text:p>119380756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48229">
            <text:p>50748229</text:p>
          </table:table-cell>
          <table:table-cell office:value-type="float" office:value="72274841">
            <text:p>72274841</text:p>
          </table:table-cell>
          <table:table-cell office:value-type="float" office:value="93638704">
            <text:p>93638704</text:p>
          </table:table-cell>
          <table:table-cell office:value-type="float" office:value="119392361">
            <text:p>11939236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4594">
            <text:p>50754594</text:p>
          </table:table-cell>
          <table:table-cell office:value-type="float" office:value="72274773">
            <text:p>72274773</text:p>
          </table:table-cell>
          <table:table-cell office:value-type="float" office:value="93658385">
            <text:p>93658385</text:p>
          </table:table-cell>
          <table:table-cell office:value-type="float" office:value="119398059">
            <text:p>119398059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1866">
            <text:p>50751866</text:p>
          </table:table-cell>
          <table:table-cell office:value-type="float" office:value="72278318">
            <text:p>72278318</text:p>
          </table:table-cell>
          <table:table-cell office:value-type="float" office:value="93658944">
            <text:p>93658944</text:p>
          </table:table-cell>
          <table:table-cell office:value-type="float" office:value="119404843">
            <text:p>11940484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5914">
            <text:p>50755914</text:p>
          </table:table-cell>
          <table:table-cell office:value-type="float" office:value="72289861">
            <text:p>72289861</text:p>
          </table:table-cell>
          <table:table-cell office:value-type="float" office:value="93656074">
            <text:p>93656074</text:p>
          </table:table-cell>
          <table:table-cell office:value-type="float" office:value="119436507">
            <text:p>119436507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5017">
            <text:p>50755017</text:p>
          </table:table-cell>
          <table:table-cell office:value-type="float" office:value="72291864">
            <text:p>72291864</text:p>
          </table:table-cell>
          <table:table-cell office:value-type="float" office:value="93656557">
            <text:p>93656557</text:p>
          </table:table-cell>
          <table:table-cell office:value-type="float" office:value="119433365">
            <text:p>119433365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7415">
            <text:p>50757415</text:p>
          </table:table-cell>
          <table:table-cell office:value-type="float" office:value="72302056">
            <text:p>72302056</text:p>
          </table:table-cell>
          <table:table-cell office:value-type="float" office:value="93657473">
            <text:p>93657473</text:p>
          </table:table-cell>
          <table:table-cell office:value-type="float" office:value="119442572">
            <text:p>119442572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6127">
            <text:p>50756127</text:p>
          </table:table-cell>
          <table:table-cell office:value-type="float" office:value="72304610">
            <text:p>72304610</text:p>
          </table:table-cell>
          <table:table-cell office:value-type="float" office:value="93666547">
            <text:p>93666547</text:p>
          </table:table-cell>
          <table:table-cell office:value-type="float" office:value="119438323">
            <text:p>11943832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6928">
            <text:p>50756928</text:p>
          </table:table-cell>
          <table:table-cell office:value-type="float" office:value="72300060">
            <text:p>72300060</text:p>
          </table:table-cell>
          <table:table-cell office:value-type="float" office:value="93682347">
            <text:p>93682347</text:p>
          </table:table-cell>
          <table:table-cell office:value-type="float" office:value="119443528">
            <text:p>119443528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6425">
            <text:p>50756425</text:p>
          </table:table-cell>
          <table:table-cell office:value-type="float" office:value="72304758">
            <text:p>72304758</text:p>
          </table:table-cell>
          <table:table-cell office:value-type="float" office:value="93693280">
            <text:p>93693280</text:p>
          </table:table-cell>
          <table:table-cell office:value-type="float" office:value="119452313">
            <text:p>11945231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7874">
            <text:p>50757874</text:p>
          </table:table-cell>
          <table:table-cell office:value-type="float" office:value="72306154">
            <text:p>72306154</text:p>
          </table:table-cell>
          <table:table-cell office:value-type="float" office:value="93691408">
            <text:p>93691408</text:p>
          </table:table-cell>
          <table:table-cell office:value-type="float" office:value="119459533">
            <text:p>11945953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60737">
            <text:p>50760737</text:p>
          </table:table-cell>
          <table:table-cell office:value-type="float" office:value="72298933">
            <text:p>72298933</text:p>
          </table:table-cell>
          <table:table-cell office:value-type="float" office:value="93701313">
            <text:p>93701313</text:p>
          </table:table-cell>
          <table:table-cell office:value-type="float" office:value="119459487">
            <text:p>119459487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50755526">
            <text:p>50755526</text:p>
          </table:table-cell>
          <table:table-cell office:value-type="float" office:value="72306446">
            <text:p>72306446</text:p>
          </table:table-cell>
          <table:table-cell office:value-type="float" office:value="93714998">
            <text:p>93714998</text:p>
          </table:table-cell>
          <table:table-cell office:value-type="float" office:value="119470476">
            <text:p>119470476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12185">
            <text:p>72312185</text:p>
          </table:table-cell>
          <table:table-cell office:value-type="float" office:value="93739986">
            <text:p>93739986</text:p>
          </table:table-cell>
          <table:table-cell office:value-type="float" office:value="119471213">
            <text:p>119471213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05122">
            <text:p>72305122</text:p>
          </table:table-cell>
          <table:table-cell office:value-type="float" office:value="93735252">
            <text:p>93735252</text:p>
          </table:table-cell>
          <table:table-cell office:value-type="float" office:value="119482496">
            <text:p>119482496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18301">
            <text:p>72318301</text:p>
          </table:table-cell>
          <table:table-cell office:value-type="float" office:value="93743027">
            <text:p>93743027</text:p>
          </table:table-cell>
          <table:table-cell office:value-type="float" office:value="119492106">
            <text:p>119492106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14032">
            <text:p>72314032</text:p>
          </table:table-cell>
          <table:table-cell office:value-type="float" office:value="93742724">
            <text:p>93742724</text:p>
          </table:table-cell>
          <table:table-cell office:value-type="float" office:value="119503842">
            <text:p>119503842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14560">
            <text:p>72314560</text:p>
          </table:table-cell>
          <table:table-cell office:value-type="float" office:value="93745423">
            <text:p>93745423</text:p>
          </table:table-cell>
          <table:table-cell office:value-type="float" office:value="119520914">
            <text:p>119520914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17353">
            <text:p>72317353</text:p>
          </table:table-cell>
          <table:table-cell office:value-type="float" office:value="93744223">
            <text:p>93744223</text:p>
          </table:table-cell>
          <table:table-cell office:value-type="float" office:value="119530882">
            <text:p>119530882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27545">
            <text:p>72327545</text:p>
          </table:table-cell>
          <table:table-cell office:value-type="float" office:value="93751534">
            <text:p>93751534</text:p>
          </table:table-cell>
          <table:table-cell office:value-type="float" office:value="119532702">
            <text:p>119532702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21118">
            <text:p>72321118</text:p>
          </table:table-cell>
          <table:table-cell office:value-type="float" office:value="93752648">
            <text:p>93752648</text:p>
          </table:table-cell>
          <table:table-cell office:value-type="float" office:value="119534267">
            <text:p>119534267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28585">
            <text:p>72328585</text:p>
          </table:table-cell>
          <table:table-cell office:value-type="float" office:value="93765120">
            <text:p>93765120</text:p>
          </table:table-cell>
          <table:table-cell office:value-type="float" office:value="119544691">
            <text:p>119544691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35942">
            <text:p>72335942</text:p>
          </table:table-cell>
          <table:table-cell office:value-type="float" office:value="93779851">
            <text:p>93779851</text:p>
          </table:table-cell>
          <table:table-cell office:value-type="float" office:value="119546840">
            <text:p>119546840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30321">
            <text:p>72330321</text:p>
          </table:table-cell>
          <table:table-cell office:value-type="float" office:value="93783923">
            <text:p>93783923</text:p>
          </table:table-cell>
          <table:table-cell office:value-type="float" office:value="119558731">
            <text:p>119558731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29557">
            <text:p>72329557</text:p>
          </table:table-cell>
          <table:table-cell office:value-type="float" office:value="93783506">
            <text:p>93783506</text:p>
          </table:table-cell>
          <table:table-cell office:value-type="float" office:value="119577182">
            <text:p>119577182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27952">
            <text:p>72327952</text:p>
          </table:table-cell>
          <table:table-cell office:value-type="float" office:value="93787247">
            <text:p>93787247</text:p>
          </table:table-cell>
          <table:table-cell office:value-type="float" office:value="119573161">
            <text:p>119573161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39886">
            <text:p>72339886</text:p>
          </table:table-cell>
          <table:table-cell office:value-type="float" office:value="93803821">
            <text:p>93803821</text:p>
          </table:table-cell>
          <table:table-cell office:value-type="float" office:value="119579737">
            <text:p>119579737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39366">
            <text:p>72339366</text:p>
          </table:table-cell>
          <table:table-cell office:value-type="float" office:value="93801927">
            <text:p>93801927</text:p>
          </table:table-cell>
          <table:table-cell office:value-type="float" office:value="119598011">
            <text:p>119598011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39579">
            <text:p>72339579</text:p>
          </table:table-cell>
          <table:table-cell office:value-type="float" office:value="93806986">
            <text:p>93806986</text:p>
          </table:table-cell>
          <table:table-cell office:value-type="float" office:value="119622496">
            <text:p>119622496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0909">
            <text:p>72340909</text:p>
          </table:table-cell>
          <table:table-cell office:value-type="float" office:value="93813199">
            <text:p>93813199</text:p>
          </table:table-cell>
          <table:table-cell office:value-type="float" office:value="119629636">
            <text:p>119629636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1911">
            <text:p>72341911</text:p>
          </table:table-cell>
          <table:table-cell office:value-type="float" office:value="93820735">
            <text:p>93820735</text:p>
          </table:table-cell>
          <table:table-cell office:value-type="float" office:value="119676829">
            <text:p>119676829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2016">
            <text:p>72342016</text:p>
          </table:table-cell>
          <table:table-cell office:value-type="float" office:value="93819861">
            <text:p>93819861</text:p>
          </table:table-cell>
          <table:table-cell office:value-type="float" office:value="119678344">
            <text:p>119678344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7927">
            <text:p>72347927</text:p>
          </table:table-cell>
          <table:table-cell office:value-type="float" office:value="93823803">
            <text:p>93823803</text:p>
          </table:table-cell>
          <table:table-cell office:value-type="float" office:value="119692663">
            <text:p>119692663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38441">
            <text:p>72338441</text:p>
          </table:table-cell>
          <table:table-cell office:value-type="float" office:value="93831765">
            <text:p>93831765</text:p>
          </table:table-cell>
          <table:table-cell office:value-type="float" office:value="119694600">
            <text:p>119694600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3427">
            <text:p>72343427</text:p>
          </table:table-cell>
          <table:table-cell office:value-type="float" office:value="93830856">
            <text:p>93830856</text:p>
          </table:table-cell>
          <table:table-cell office:value-type="float" office:value="119703583">
            <text:p>119703583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5258">
            <text:p>72345258</text:p>
          </table:table-cell>
          <table:table-cell office:value-type="float" office:value="93832834">
            <text:p>93832834</text:p>
          </table:table-cell>
          <table:table-cell office:value-type="float" office:value="119707205">
            <text:p>119707205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1234">
            <text:p>72341234</text:p>
          </table:table-cell>
          <table:table-cell office:value-type="float" office:value="93838714">
            <text:p>93838714</text:p>
          </table:table-cell>
          <table:table-cell office:value-type="float" office:value="119726495">
            <text:p>119726495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1484">
            <text:p>72341484</text:p>
          </table:table-cell>
          <table:table-cell office:value-type="float" office:value="93837458">
            <text:p>93837458</text:p>
          </table:table-cell>
          <table:table-cell office:value-type="float" office:value="119725082">
            <text:p>119725082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45346">
            <text:p>72345346</text:p>
          </table:table-cell>
          <table:table-cell office:value-type="float" office:value="93845589">
            <text:p>93845589</text:p>
          </table:table-cell>
          <table:table-cell office:value-type="float" office:value="119726170">
            <text:p>119726170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50920">
            <text:p>72350920</text:p>
          </table:table-cell>
          <table:table-cell office:value-type="float" office:value="93848643">
            <text:p>93848643</text:p>
          </table:table-cell>
          <table:table-cell office:value-type="float" office:value="119733754">
            <text:p>119733754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51330">
            <text:p>72351330</text:p>
          </table:table-cell>
          <table:table-cell office:value-type="float" office:value="93843243">
            <text:p>93843243</text:p>
          </table:table-cell>
          <table:table-cell office:value-type="float" office:value="119748747">
            <text:p>119748747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50742">
            <text:p>72350742</text:p>
          </table:table-cell>
          <table:table-cell office:value-type="float" office:value="93850318">
            <text:p>93850318</text:p>
          </table:table-cell>
          <table:table-cell office:value-type="float" office:value="119757476">
            <text:p>119757476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float" office:value="72353111">
            <text:p>72353111</text:p>
          </table:table-cell>
          <table:table-cell office:value-type="float" office:value="93847199">
            <text:p>93847199</text:p>
          </table:table-cell>
          <table:table-cell office:value-type="float" office:value="119759505">
            <text:p>11975950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53164">
            <text:p>93853164</text:p>
          </table:table-cell>
          <table:table-cell office:value-type="float" office:value="119763521">
            <text:p>11976352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53608">
            <text:p>93853608</text:p>
          </table:table-cell>
          <table:table-cell office:value-type="float" office:value="119771982">
            <text:p>11977198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59363">
            <text:p>93859363</text:p>
          </table:table-cell>
          <table:table-cell office:value-type="float" office:value="119774070">
            <text:p>11977407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66289">
            <text:p>93866289</text:p>
          </table:table-cell>
          <table:table-cell office:value-type="float" office:value="119794265">
            <text:p>11979426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68270">
            <text:p>93868270</text:p>
          </table:table-cell>
          <table:table-cell office:value-type="float" office:value="119802219">
            <text:p>11980221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72744">
            <text:p>93872744</text:p>
          </table:table-cell>
          <table:table-cell office:value-type="float" office:value="119809994">
            <text:p>11980999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82041">
            <text:p>93882041</text:p>
          </table:table-cell>
          <table:table-cell office:value-type="float" office:value="119811012">
            <text:p>11981101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85433">
            <text:p>93885433</text:p>
          </table:table-cell>
          <table:table-cell office:value-type="float" office:value="119820480">
            <text:p>11982048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88710">
            <text:p>93888710</text:p>
          </table:table-cell>
          <table:table-cell office:value-type="float" office:value="119820057">
            <text:p>11982005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891989">
            <text:p>93891989</text:p>
          </table:table-cell>
          <table:table-cell office:value-type="float" office:value="119820005">
            <text:p>11982000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0247">
            <text:p>93900247</text:p>
          </table:table-cell>
          <table:table-cell office:value-type="float" office:value="119823367">
            <text:p>11982336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1110">
            <text:p>93901110</text:p>
          </table:table-cell>
          <table:table-cell office:value-type="float" office:value="119830915">
            <text:p>11983091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1786">
            <text:p>93901786</text:p>
          </table:table-cell>
          <table:table-cell office:value-type="float" office:value="119828846">
            <text:p>11982884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3500">
            <text:p>93903500</text:p>
          </table:table-cell>
          <table:table-cell office:value-type="float" office:value="119832753">
            <text:p>11983275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0212">
            <text:p>93910212</text:p>
          </table:table-cell>
          <table:table-cell office:value-type="float" office:value="119841764">
            <text:p>11984176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2613">
            <text:p>93912613</text:p>
          </table:table-cell>
          <table:table-cell office:value-type="float" office:value="119848283">
            <text:p>11984828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9145">
            <text:p>93909145</text:p>
          </table:table-cell>
          <table:table-cell office:value-type="float" office:value="119854841">
            <text:p>11985484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9817">
            <text:p>93909817</text:p>
          </table:table-cell>
          <table:table-cell office:value-type="float" office:value="119852266">
            <text:p>11985226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08848">
            <text:p>93908848</text:p>
          </table:table-cell>
          <table:table-cell office:value-type="float" office:value="119855136">
            <text:p>11985513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1847">
            <text:p>93911847</text:p>
          </table:table-cell>
          <table:table-cell office:value-type="float" office:value="119870384">
            <text:p>11987038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23166">
            <text:p>93923166</text:p>
          </table:table-cell>
          <table:table-cell office:value-type="float" office:value="119871202">
            <text:p>11987120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22196">
            <text:p>93922196</text:p>
          </table:table-cell>
          <table:table-cell office:value-type="float" office:value="119869971">
            <text:p>11986997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8518">
            <text:p>93918518</text:p>
          </table:table-cell>
          <table:table-cell office:value-type="float" office:value="119874881">
            <text:p>11987488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9238">
            <text:p>93919238</text:p>
          </table:table-cell>
          <table:table-cell office:value-type="float" office:value="119880350">
            <text:p>11988035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8398">
            <text:p>93918398</text:p>
          </table:table-cell>
          <table:table-cell office:value-type="float" office:value="119887055">
            <text:p>11988705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7474">
            <text:p>93917474</text:p>
          </table:table-cell>
          <table:table-cell office:value-type="float" office:value="119891535">
            <text:p>11989153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6650">
            <text:p>93916650</text:p>
          </table:table-cell>
          <table:table-cell office:value-type="float" office:value="119897636">
            <text:p>11989763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19538">
            <text:p>93919538</text:p>
          </table:table-cell>
          <table:table-cell office:value-type="float" office:value="119902854">
            <text:p>11990285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22774">
            <text:p>93922774</text:p>
          </table:table-cell>
          <table:table-cell office:value-type="float" office:value="119908643">
            <text:p>11990864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93923046">
            <text:p>93923046</text:p>
          </table:table-cell>
          <table:table-cell office:value-type="float" office:value="119902408">
            <text:p>119902408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04106">
            <text:p>119904106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03445">
            <text:p>119903445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06617">
            <text:p>119906617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10173">
            <text:p>119910173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26589">
            <text:p>119926589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26071">
            <text:p>119926071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30996">
            <text:p>119930996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34239">
            <text:p>119934239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37251">
            <text:p>119937251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38361">
            <text:p>119938361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43662">
            <text:p>119943662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38327">
            <text:p>119938327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46671">
            <text:p>119946671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43954">
            <text:p>119943954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48537">
            <text:p>119948537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46920">
            <text:p>119946920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47111">
            <text:p>119947111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2962">
            <text:p>119952962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6382">
            <text:p>119956382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5881">
            <text:p>119955881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4684">
            <text:p>119954684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4389">
            <text:p>119954389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64435">
            <text:p>119964435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8864">
            <text:p>119958864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6715">
            <text:p>119956715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64663">
            <text:p>119964663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8893">
            <text:p>119958893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8219">
            <text:p>119958219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58836">
            <text:p>119958836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119962361">
            <text:p>119962361</text:p>
          </table:table-cell>
          <table:table-cell table:number-columns-repeated="6"/>
        </table:table-row>
        <table:table-row table:style-name="ro2" table:number-rows-repeated="104832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in Lockowandt</meta:initial-creator>
    <meta:creation-date>2014-12-10T18:30:43</meta:creation-date>
    <dc:date>2014-12-10T20:03:27</dc:date>
    <dc:creator>Karin Lockowandt</dc:creator>
    <meta:editing-duration>PT17M45S</meta:editing-duration>
    <meta:editing-cycles>2</meta:editing-cycles>
    <meta:generator>LibreOffice/4.0.4.2$Linux_X86_64 LibreOffice_project/400m0$Build-2</meta:generator>
    <meta:document-statistic meta:table-count="1" meta:cell-count="1385" meta:object-count="0"/>
  </office:meta>
</office:document-meta>
</file>